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Arial" style:font-family-asian="Arial" style:font-family-complex="Arial" fo:background-color="transparent" style:use-window-font-color="true"/>
    </style:style>
    <style:style style:name="T3" style:family="text">
      <style:text-properties fo:font-size="14.00pt" fo:font-weight="normal" fo:font-family="Arial" style:font-family-asian="Arial" style:font-family-complex="Arial" fo:background-color="transparent" fo:color="#280099"/>
    </style:style>
    <style:style style:name="T4" style:family="text">
      <style:text-properties fo:font-size="40.00pt" fo:font-weight="normal" fo:font-family="Papyrus" style:font-family-asian="Papyrus" style:font-family-complex="Papyrus" fo:background-color="transparent" fo:color="#280099"/>
    </style:style>
    <style:style style:name="T5" style:family="text">
      <style:text-properties fo:font-size="11.00pt" fo:font-weight="bold" fo:font-family="Arial" style:font-family-asian="Arial" style:font-family-complex="Arial" fo:background-color="transparent" style:use-window-font-color="true"/>
    </style:style>
    <style:style style:name="T6" style:family="text">
      <style:text-properties fo:font-size="14.00pt" fo:font-weight="normal" fo:font-family="Arial" style:font-family-asian="Arial" style:font-family-complex="Arial" fo:background-color="transparent" fo:color="#280099"/>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0.00pt" fo:font-weight="bold"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normal" fo:font-family="Arial" style:font-family-asian="Arial" style:font-family-complex="Arial" fo:background-color="transparent" fo:color="#280099"/>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bold"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bold"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00pt" fo:font-weight="bold"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bold"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Arial" style:font-family-asian="Arial" style:font-family-complex="Arial"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Arial" style:font-family-asian="Arial" style:font-family-complex="Arial"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Arial" style:font-family-asian="Arial" style:font-family-complex="Arial"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Arial" style:font-family-asian="Arial" style:font-family-complex="Arial"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0.00pt" fo:font-weight="bold" fo:font-family="Arial" style:font-family-asian="Arial" style:font-family-complex="Arial" fo:background-color="transparent" fo:color="#ff0000"/>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0.00pt" fo:font-weight="bold" fo:font-family="Arial" style:font-family-asian="Arial" style:font-family-complex="Arial" fo:background-color="transparent" fo:color="#ff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0.00pt" fo:font-weight="normal"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6.00pt" fo:font-weight="bold"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00pt" fo:font-weight="bold" fo:font-family="Arial" style:font-family-asian="Arial" style:font-family-complex="Arial" fo:background-color="transparent" fo:color="#ff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00pt" fo:font-weight="bold" fo:font-family="Arial" style:font-family-asian="Arial" style:font-family-complex="Arial" fo:background-color="transparent" fo:color="#ff0000"/>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Arial" style:font-family-asian="Arial" style:font-family-complex="Arial"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6.00pt" fo:font-weight="bold" fo:font-family="Arial" style:font-family-asian="Arial" style:font-family-complex="Arial"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0.00pt" fo:font-weight="bold" fo:font-family="Arial" style:font-family-asian="Arial" style:font-family-complex="Arial"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0.00pt" fo:font-weight="bold" fo:font-family="Arial" style:font-family-asian="Arial" style:font-family-complex="Arial"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0.00pt" fo:font-weight="bold" fo:font-family="Arial" style:font-family-asian="Arial" style:font-family-complex="Arial"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0.00pt" fo:font-weight="bold" fo:font-family="Arial" style:font-family-asian="Arial" style:font-family-complex="Arial"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0.00pt" fo:font-weight="bold" fo:font-family="Arial" style:font-family-asian="Arial" style:font-family-complex="Arial"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0.00pt" fo:font-weight="bold" fo:font-family="Arial" style:font-family-asian="Arial" style:font-family-complex="Arial"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0.00pt" fo:font-weight="bold" fo:font-family="Arial" style:font-family-asian="Arial" style:font-family-complex="Arial"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0.00pt" fo:font-weight="bold" fo:font-family="Arial" style:font-family-asian="Arial" style:font-family-complex="Arial"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0.00pt" fo:font-weight="normal" fo:font-family="Arial" style:font-family-asian="Arial" style:font-family-complex="Arial"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Arial" style:font-family-asian="Arial" style:font-family-complex="Arial"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Arial" style:font-family-asian="Arial" style:font-family-complex="Arial"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Arial" style:font-family-asian="Arial" style:font-family-complex="Arial"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0.00pt" fo:font-weight="normal" fo:font-family="Arial" style:font-family-asian="Arial" style:font-family-complex="Arial"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Arial" style:font-family-asian="Arial" style:font-family-complex="Arial"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0.00pt" fo:font-weight="normal" fo:font-family="Arial" style:font-family-asian="Arial" style:font-family-complex="Arial"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Arial" style:font-family-asian="Arial" style:font-family-complex="Arial"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6.00pt" fo:font-weight="bold" fo:font-family="Arial" style:font-family-asian="Arial" style:font-family-complex="Arial" fo:background-color="transparent" style:use-window-font-color="true"/>
    </style:style>
    <style:style style:name="T89" style:family="text">
      <style:text-properties fo:font-size="12.00pt" fo:font-weight="normal" fo:font-family="Arial" style:font-family-asian="Arial" style:font-family-complex="Arial" fo:background-color="transparent" style:use-window-font-color="true"/>
    </style:style>
    <style:style style:name="T90" style:family="text">
      <style:text-properties fo:font-size="12.00pt" fo:font-weight="normal" fo:font-family="Arial" style:font-family-asian="Arial" style:font-family-complex="Arial" fo:background-color="transparent" style:use-window-font-color="true"/>
    </style:style>
    <style:style style:name="T91" style:family="text">
      <style:text-properties fo:font-size="12.00pt" fo:font-weight="normal" fo:font-family="Arial" style:font-family-asian="Arial" style:font-family-complex="Arial" fo:background-color="transparent" style:use-window-font-color="true"/>
    </style:style>
    <style:style style:name="T92" style:family="text">
      <style:text-properties fo:font-size="12.00pt" fo:font-weight="normal" fo:font-family="Arial" style:font-family-asian="Arial" style:font-family-complex="Arial" fo:background-color="transparent" style:use-window-font-color="true"/>
    </style:style>
    <style:style style:name="T93" style:family="text">
      <style:text-properties fo:font-size="12.00pt" fo:font-weight="normal" fo:font-family="Arial" style:font-family-asian="Arial" style:font-family-complex="Arial"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0.00pt" fo:font-weight="bold" fo:font-family="Arial" style:font-family-asian="Arial" style:font-family-complex="Arial"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0.00pt" fo:font-weight="bold" fo:font-family="Arial" style:font-family-asian="Arial" style:font-family-complex="Arial"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0.00pt" fo:font-weight="bold" fo:font-family="Arial" style:font-family-asian="Arial" style:font-family-complex="Arial"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00pt" fo:font-weight="bold" fo:font-family="Arial" style:font-family-asian="Arial" style:font-family-complex="Arial"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0.00pt" fo:font-weight="bold" fo:font-family="Arial" style:font-family-asian="Arial" style:font-family-complex="Arial"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3.00pt" fo:font-weight="bold" fo:font-family="Arial" style:font-family-asian="Arial" style:font-family-complex="Arial" fo:background-color="transparent" style:use-window-font-color="true" fo:text-transform="uppercase"/>
    </style:style>
    <style:style style:name="T106" style:family="text">
      <style:text-properties fo:font-size="11.00pt" fo:font-weight="normal" fo:font-family="Arial" style:font-family-asian="Arial" style:font-family-complex="Arial"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bold" fo:font-family="Arial" style:font-family-asian="Arial" style:font-family-complex="Arial" fo:background-color="transparent" fo:color="#ff0000" fo:text-transform="uppercase"/>
    </style:style>
    <style:style style:name="T109" style:family="text">
      <style:text-properties fo:font-size="11.00pt" fo:font-weight="bold" fo:font-family="Arial" style:font-family-asian="Arial" style:font-family-complex="Arial" fo:background-color="transparent" style:use-window-font-color="true" fo:text-transform="uppercas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Arial" style:font-family-asian="Arial" style:font-family-complex="Arial" fo:background-color="transparent" fo:color="#ff0000" fo:text-transform="uppercase"/>
    </style:style>
    <style:style style:name="T112" style:family="text">
      <style:text-properties fo:font-size="11.00pt" fo:font-weight="bold" fo:font-family="Arial" style:font-family-asian="Arial" style:font-family-complex="Arial" fo:background-color="transparent" style:use-window-font-color="true" fo:text-transform="uppercase"/>
    </style:style>
    <style:style style:name="T113" style:family="text">
      <style:text-properties fo:font-size="11.50pt" fo:font-weight="normal" fo:font-family="Helvetica" style:font-family-asian="Helvetica" style:font-family-complex="Helvetica" fo:background-color="transparent" fo:color="#0000ff"/>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50pt" fo:font-weight="normal" fo:font-family="Helvetica" style:font-family-asian="Helvetica" style:font-family-complex="Helvetica" fo:background-color="transparent" fo:color="#0000ff"/>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50pt" fo:font-weight="normal" fo:font-family="Helvetica" style:font-family-asian="Helvetica" style:font-family-complex="Helvetica" fo:background-color="transparent" fo:color="#0000ff"/>
    </style:style>
    <style:style style:name="T118" style:family="text">
      <style:text-properties fo:font-size="11.50pt" fo:font-weight="normal" fo:font-family="Helvetica" style:font-family-asian="Helvetica" style:font-family-complex="Helvetica" fo:background-color="transparent" fo:color="#0000ff"/>
    </style:style>
    <style:style style:name="T119" style:family="text">
      <style:text-properties fo:font-size="11.50pt" fo:font-weight="normal" fo:font-family="Helvetica" style:font-family-asian="Helvetica" style:font-family-complex="Helvetica" fo:background-color="transparent" fo:color="#0000ff"/>
    </style:style>
    <style:style style:name="T120" style:family="text">
      <style:text-properties fo:font-size="11.50pt" fo:font-weight="normal" fo:font-family="Helvetica" style:font-family-asian="Helvetica" style:font-family-complex="Helvetica" fo:background-color="transparent" fo:color="#0000ff"/>
    </style:style>
    <style:style style:name="T121" style:family="text">
      <style:text-properties fo:font-size="11.50pt" fo:font-weight="normal" fo:font-family="Helvetica" style:font-family-asian="Helvetica" style:font-family-complex="Helvetica" fo:background-color="transparent" fo:color="#0000ff"/>
    </style:style>
    <style:style style:name="T122" style:family="text">
      <style:text-properties fo:font-size="11.50pt" fo:font-weight="normal" fo:font-family="Helvetica" style:font-family-asian="Helvetica" style:font-family-complex="Helvetica" fo:background-color="transparent" fo:color="#0000ff"/>
    </style:style>
    <style:style style:name="T123" style:family="text">
      <style:text-properties fo:font-size="11.50pt" fo:font-weight="normal" fo:font-family="Helvetica" style:font-family-asian="Helvetica" style:font-family-complex="Helvetica" fo:background-color="transparent" fo:color="#0000ff"/>
    </style:style>
    <style:style style:name="T124" style:family="text">
      <style:text-properties fo:font-size="11.50pt" fo:font-weight="normal" fo:font-family="Helvetica" style:font-family-asian="Helvetica" style:font-family-complex="Helvetica" fo:background-color="transparent" fo:color="#0000ff"/>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Arial" style:font-family-asian="Arial" style:font-family-complex="Arial" fo:background-color="transparent" fo:color="#000000"/>
    </style:style>
    <style:style style:name="T127" style:family="text">
      <style:text-properties fo:font-size="12.00pt" fo:font-weight="normal" fo:font-family="Arial" style:font-family-asian="Arial" style:font-family-complex="Arial" fo:background-color="transparent" fo:color="#000000" fo:font-style="italic"/>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Arial" style:font-family-asian="Arial" style:font-family-complex="Arial" fo:background-color="transparent" fo:color="#000000"/>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bold" fo:font-family="Arial" style:font-family-asian="Arial" style:font-family-complex="Arial" fo:background-color="transparent" style:use-window-font-color="true" fo:text-transform="uppercase"/>
    </style:style>
    <style:style style:name="T132" style:family="text">
      <style:text-properties fo:font-size="11.50pt" fo:font-weight="normal" fo:font-family="Helvetica" style:font-family-asian="Helvetica" style:font-family-complex="Helvetica" fo:background-color="transparent" style:use-window-font-color="true"/>
    </style:style>
    <style:style style:name="T133" style:family="text">
      <style:text-properties fo:font-size="11.00pt" fo:font-weight="bold" fo:font-family="Arial" style:font-family-asian="Arial" style:font-family-complex="Arial" fo:background-color="transparent" style:use-window-font-color="true" fo:text-transform="uppercase"/>
    </style:style>
    <style:style style:name="T134" style:family="text">
      <style:text-properties fo:font-size="11.00pt" fo:font-weight="normal" fo:font-family="Helvetica" style:font-family-asian="Helvetica" style:font-family-complex="Helvetica" fo:background-color="transparent" style:use-window-font-color="true"/>
    </style:style>
    <style:style style:name="T135" style:family="text">
      <style:text-properties fo:font-size="11.00pt" fo:font-weight="normal"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136" style:family="text">
      <style:text-properties fo:font-size="11.00pt" fo:font-weight="normal" fo:font-family="Helvetica" style:font-family-asian="Helvetica" style:font-family-complex="Helvetica" fo:background-color="transparent" style:use-window-font-color="true"/>
    </style:style>
    <style:style style:name="T137" style:family="text">
      <style:text-properties fo:font-size="12.00pt" fo:font-weight="bold" fo:font-family="Helvetica" style:font-family-asian="Helvetica" style:font-family-complex="Helvetica" fo:background-color="transparent" style:use-window-font-color="true"/>
    </style:style>
    <style:style style:name="T138" style:family="text">
      <style:text-properties fo:font-size="11.00pt" fo:font-weight="normal" fo:font-family="Helvetica" style:font-family-asian="Helvetica" style:font-family-complex="Helvetica" fo:background-color="transparent" style:use-window-font-color="true"/>
    </style:style>
    <style:style style:name="T139" style:family="text">
      <style:text-properties fo:font-size="11.00pt" fo:font-weight="bold" fo:font-family="Helvetica" style:font-family-asian="Helvetica" style:font-family-complex="Helvetica" fo:background-color="transparent" style:use-window-font-color="true"/>
    </style:style>
    <style:style style:name="T140" style:family="text">
      <style:text-properties fo:font-size="11.00pt" fo:font-weight="normal" fo:font-family="Helvetica" style:font-family-asian="Helvetica" style:font-family-complex="Helvetica" fo:background-color="transparent" style:use-window-font-color="true"/>
    </style:style>
    <style:style style:name="T141" style:family="text">
      <style:text-properties fo:font-size="11.00pt" fo:font-weight="bold" fo:font-family="Helvetica" style:font-family-asian="Helvetica" style:font-family-complex="Helvetica" fo:background-color="transparent" style:use-window-font-color="true"/>
    </style:style>
    <style:style style:name="T142" style:family="text">
      <style:text-properties fo:font-size="11.00pt" fo:font-weight="normal" fo:font-family="Helvetica" style:font-family-asian="Helvetica" style:font-family-complex="Helvetica" fo:background-color="transparent" style:use-window-font-color="true"/>
    </style:style>
    <style:style style:name="T143" style:family="text">
      <style:text-properties fo:font-size="11.00pt" fo:font-weight="normal" fo:font-family="Helvetica" style:font-family-asian="Helvetica" style:font-family-complex="Helvetica" fo:background-color="transparent" style:use-window-font-color="true"/>
    </style:style>
    <style:style style:name="T144" style:family="text">
      <style:text-properties fo:font-size="11.00pt" fo:font-weight="bold" fo:font-family="Helvetica" style:font-family-asian="Helvetica" style:font-family-complex="Helvetica" fo:background-color="transparent" style:use-window-font-color="true"/>
    </style:style>
    <style:style style:name="T145" style:family="text">
      <style:text-properties fo:font-size="11.00pt" fo:font-weight="normal" fo:font-family="Helvetica" style:font-family-asian="Helvetica" style:font-family-complex="Helvetica" fo:background-color="transparent" style:use-window-font-color="true"/>
    </style:style>
    <style:style style:name="T146" style:family="text">
      <style:text-properties fo:font-size="11.00pt" fo:font-weight="bold" fo:font-family="Helvetica" style:font-family-asian="Helvetica" style:font-family-complex="Helvetica" fo:background-color="transparent" style:use-window-font-color="true"/>
    </style:style>
    <style:style style:name="T147" style:family="text">
      <style:text-properties fo:font-size="11.00pt" fo:font-weight="normal" fo:font-family="Helvetica" style:font-family-asian="Helvetica" style:font-family-complex="Helvetica"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bold" fo:font-family="Arial" style:font-family-asian="Arial" style:font-family-complex="Arial" fo:background-color="transparent" style:use-window-font-color="true" fo:text-transform="uppercase"/>
    </style:style>
    <style:style style:name="T150"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bold" fo:font-family="Arial" style:font-family-asian="Arial" style:font-family-complex="Arial" fo:background-color="transparent" style:use-window-font-color="true" fo:text-transform="uppercase"/>
    </style:style>
    <style:style style:name="T155" style:family="text">
      <style:text-properties fo:font-size="11.50pt" fo:font-weight="normal" fo:font-family="Helvetica" style:font-family-asian="Helvetica" style:font-family-complex="Helvetica" fo:background-color="transparent" fo:color="#0000ff"/>
    </style:style>
    <style:style style:name="T156" style:family="text">
      <style:text-properties fo:font-size="11.50pt" fo:font-weight="normal" fo:font-family="Helvetica" style:font-family-asian="Helvetica" style:font-family-complex="Helvetica" fo:background-color="transparent" fo:color="#0000ff"/>
    </style:style>
    <style:style style:name="T157" style:family="text">
      <style:text-properties fo:font-size="11.50pt" fo:font-weight="normal" fo:font-family="Helvetica" style:font-family-asian="Helvetica" style:font-family-complex="Helvetica" fo:background-color="transparent" fo:color="#0000ff"/>
    </style:style>
    <style:style style:name="T158" style:family="text">
      <style:text-properties fo:font-size="11.50pt" fo:font-weight="normal" fo:font-family="Helvetica" style:font-family-asian="Helvetica" style:font-family-complex="Helvetica" fo:background-color="transparent" fo:color="#0000ff"/>
    </style:style>
    <style:style style:name="T159" style:family="text">
      <style:text-properties fo:font-size="11.50pt" fo:font-weight="normal" fo:font-family="Helvetica" style:font-family-asian="Helvetica" style:font-family-complex="Helvetica" fo:background-color="transparent" fo:color="#0000ff"/>
    </style:style>
    <style:style style:name="T160" style:family="text">
      <style:text-properties fo:font-size="11.50pt" fo:font-weight="normal" fo:font-family="Helvetica" style:font-family-asian="Helvetica" style:font-family-complex="Helvetica" fo:background-color="transparent" fo:color="#0000ff"/>
    </style:style>
    <style:style style:name="T161" style:family="text">
      <style:text-properties fo:font-size="11.50pt" fo:font-weight="normal" fo:font-family="Helvetica" style:font-family-asian="Helvetica" style:font-family-complex="Helvetica" fo:background-color="transparent" fo:color="#0000ff"/>
    </style:style>
    <style:style style:name="T162" style:family="text">
      <style:text-properties fo:font-size="11.50pt" fo:font-weight="normal" fo:font-family="Helvetica" style:font-family-asian="Helvetica" style:font-family-complex="Helvetica" fo:background-color="transparent" fo:color="#0000ff"/>
    </style:style>
    <style:style style:name="T163" style:family="text">
      <style:text-properties fo:font-size="11.50pt" fo:font-weight="normal" fo:font-family="Helvetica" style:font-family-asian="Helvetica" style:font-family-complex="Helvetica" fo:background-color="transparent" fo:color="#0000ff"/>
    </style:style>
    <style:style style:name="T164" style:family="text">
      <style:text-properties fo:font-size="11.50pt" fo:font-weight="normal" fo:font-family="Helvetica" style:font-family-asian="Helvetica" style:font-family-complex="Helvetica" fo:background-color="transparent" fo:color="#0000ff"/>
    </style:style>
    <style:style style:name="T165" style:family="text">
      <style:text-properties fo:font-size="11.50pt" fo:font-weight="normal" fo:font-family="Helvetica" style:font-family-asian="Helvetica" style:font-family-complex="Helvetica" fo:background-color="transparent" fo:color="#0000ff"/>
    </style:style>
    <style:style style:name="T166" style:family="text">
      <style:text-properties fo:font-size="11.50pt" fo:font-weight="normal" fo:font-family="Helvetica" style:font-family-asian="Helvetica" style:font-family-complex="Helvetica" fo:background-color="transparent" fo:color="#0000ff"/>
    </style:style>
    <style:style style:name="T167" style:family="text">
      <style:text-properties fo:font-size="11.50pt" fo:font-weight="normal" fo:font-family="Helvetica" style:font-family-asian="Helvetica" style:font-family-complex="Helvetica" fo:background-color="transparent" fo:color="#0000ff"/>
    </style:style>
    <style:style style:name="T168" style:family="text">
      <style:text-properties fo:font-size="11.50pt" fo:font-weight="normal" fo:font-family="Helvetica" style:font-family-asian="Helvetica" style:font-family-complex="Helvetica" fo:background-color="transparent" fo:color="#0000ff"/>
    </style:style>
    <style:style style:name="T169" style:family="text">
      <style:text-properties fo:font-size="11.50pt" fo:font-weight="normal" fo:font-family="Helvetica" style:font-family-asian="Helvetica" style:font-family-complex="Helvetica" fo:background-color="transparent" fo:color="#0000ff"/>
    </style:style>
    <style:style style:name="T170" style:family="text">
      <style:text-properties fo:font-size="11.50pt" fo:font-weight="normal" fo:font-family="Helvetica" style:font-family-asian="Helvetica" style:font-family-complex="Helvetica" fo:background-color="transparent" fo:color="#0000ff"/>
    </style:style>
    <style:style style:name="T171" style:family="text">
      <style:text-properties fo:font-size="11.50pt" fo:font-weight="normal" fo:font-family="Helvetica" style:font-family-asian="Helvetica" style:font-family-complex="Helvetica" fo:background-color="transparent" fo:color="#0000ff"/>
    </style:style>
    <style:style style:name="T172" style:family="text">
      <style:text-properties fo:font-size="11.50pt" fo:font-weight="normal" fo:font-family="Helvetica" style:font-family-asian="Helvetica" style:font-family-complex="Helvetica" fo:background-color="transparent" fo:color="#0000ff"/>
    </style:style>
    <style:style style:name="T173" style:family="text">
      <style:text-properties fo:font-size="11.50pt" fo:font-weight="normal" fo:font-family="Helvetica" style:font-family-asian="Helvetica" style:font-family-complex="Helvetica" fo:background-color="transparent" fo:color="#0000ff"/>
    </style:style>
    <style:style style:name="T174" style:family="text">
      <style:text-properties fo:font-size="11.50pt" fo:font-weight="normal" fo:font-family="Helvetica" style:font-family-asian="Helvetica" style:font-family-complex="Helvetica" fo:background-color="transparent" fo:color="#0000ff"/>
    </style:style>
    <style:style style:name="T175" style:family="text">
      <style:text-properties fo:font-size="11.50pt" fo:font-weight="normal" fo:font-family="Helvetica" style:font-family-asian="Helvetica" style:font-family-complex="Helvetica" fo:background-color="transparent" fo:color="#0000ff"/>
    </style:style>
    <style:style style:name="T176" style:family="text">
      <style:text-properties fo:font-size="11.50pt" fo:font-weight="normal" fo:font-family="Helvetica" style:font-family-asian="Helvetica" style:font-family-complex="Helvetica" fo:background-color="transparent" fo:color="#0000ff"/>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2.00pt" fo:font-weight="normal" fo:font-family="Arial" style:font-family-asian="Arial" style:font-family-complex="Arial" fo:background-color="transparent" fo:color="#000000"/>
    </style:style>
    <style:style style:name="T179" style:family="text">
      <style:text-properties fo:font-size="12.00pt" style:text-position="super" fo:font-weight="normal" fo:font-family="Arial" style:font-family-asian="Arial" style:font-family-complex="Arial" fo:background-color="transparent" fo:color="#000000"/>
    </style:style>
    <style:style style:name="T180" style:family="text">
      <style:text-properties fo:font-size="12.00pt" fo:font-weight="normal" fo:font-family="Arial" style:font-family-asian="Arial" style:font-family-complex="Arial" fo:background-color="transparent" fo:color="#000000"/>
    </style:style>
    <style:style style:name="T181" style:family="text">
      <style:text-properties fo:font-size="12.00pt" fo:font-weight="normal" fo:font-family="Arial" style:font-family-asian="Arial" style:font-family-complex="Arial" fo:background-color="transparent" fo:color="#000000" style:text-line-through-style="solid" style:text-line-through-type="single"/>
    </style:style>
    <style:style style:name="T182" style:family="text">
      <style:text-properties fo:font-size="12.00pt" fo:font-weight="normal" fo:font-family="Arial" style:font-family-asian="Arial" style:font-family-complex="Arial" fo:background-color="transparent" fo:color="#000000"/>
    </style:style>
    <style:style style:name="T183" style:family="text">
      <style:text-properties fo:font-size="12.00pt" fo:font-weight="normal" fo:font-family="Arial" style:font-family-asian="Arial" style:font-family-complex="Arial" fo:background-color="transparent" fo:color="#000000"/>
    </style:style>
    <style:style style:name="T184" style:family="text">
      <style:text-properties fo:font-size="12.00pt" fo:font-weight="normal" fo:font-family="Arial" style:font-family-asian="Arial" style:font-family-complex="Arial" fo:background-color="transparent" fo:color="#000000"/>
    </style:style>
    <style:style style:name="T185" style:family="text">
      <style:text-properties fo:font-size="12.00pt" fo:font-weight="normal" fo:font-family="Arial" style:font-family-asian="Arial" style:font-family-complex="Arial" fo:background-color="transparent" fo:color="#000000"/>
    </style:style>
    <style:style style:name="T186" style:family="text">
      <style:text-properties fo:font-size="12.00pt" fo:font-weight="normal" fo:font-family="Arial" style:font-family-asian="Arial" style:font-family-complex="Arial" fo:background-color="transparent" fo:color="#000000"/>
    </style:style>
    <style:style style:name="T187" style:family="text">
      <style:text-properties fo:font-size="12.00pt" fo:font-weight="bold" fo:font-family="Arial" style:font-family-asian="Arial" style:font-family-complex="Arial" fo:background-color="transparent" fo:color="#000000"/>
    </style:style>
    <style:style style:name="T188" style:family="text">
      <style:text-properties fo:font-size="12.00pt" fo:font-weight="normal" fo:font-family="Arial" style:font-family-asian="Arial" style:font-family-complex="Arial" fo:background-color="transparent" fo:color="#000000"/>
    </style:style>
    <style:style style:name="T189" style:family="text">
      <style:text-properties fo:font-size="12.00pt" fo:font-weight="bold" fo:font-family="Arial" style:font-family-asian="Arial" style:font-family-complex="Arial" fo:background-color="transparent" fo:color="#000000"/>
    </style:style>
    <style:style style:name="T190" style:family="text">
      <style:text-properties fo:font-size="12.00pt" fo:font-weight="normal" fo:font-family="Arial" style:font-family-asian="Arial" style:font-family-complex="Arial" fo:background-color="transparent" fo:color="#000000"/>
    </style:style>
    <style:style style:name="T191" style:family="text">
      <style:text-properties fo:font-size="12.00pt" fo:font-weight="bold" fo:font-family="Arial" style:font-family-asian="Arial" style:font-family-complex="Arial" fo:background-color="transparent" fo:color="#000000"/>
    </style:style>
    <style:style style:name="T192" style:family="text">
      <style:text-properties fo:font-size="12.00pt" fo:font-weight="normal" fo:font-family="Arial" style:font-family-asian="Arial" style:font-family-complex="Arial" fo:background-color="transparent" fo:color="#000000"/>
    </style:style>
    <style:style style:name="T193" style:family="text">
      <style:text-properties fo:font-size="11.00pt" fo:font-weight="bold" fo:font-family="Arial" style:font-family-asian="Arial" style:font-family-complex="Arial" fo:background-color="transparent" style:use-window-font-color="true" fo:text-transform="uppercas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0.00pt" fo:font-weight="bold" fo:font-family="Arial" style:font-family-asian="Arial" style:font-family-complex="Arial"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bold" fo:font-family="Arial" style:font-family-asian="Arial" style:font-family-complex="Arial"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bold" fo:font-family="Arial" style:font-family-asian="Arial" style:font-family-complex="Arial" fo:background-color="transparent" style:use-window-font-color="true" fo:text-transform="uppercas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bold" fo:font-family="Arial" style:font-family-asian="Arial" style:font-family-complex="Arial" fo:background-color="transparent" fo:color="#ff0000" fo:text-transform="uppercase"/>
    </style:style>
    <style:style style:name="T202" style:family="text">
      <style:text-properties fo:font-size="11.00pt" fo:font-weight="bold" fo:font-family="Arial" style:font-family-asian="Arial" style:font-family-complex="Arial" fo:background-color="transparent" style:use-window-font-color="true" fo:text-transform="uppercas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6.00pt" fo:font-weight="bold" fo:font-family="Arial" style:font-family-asian="Arial" style:font-family-complex="Arial" fo:background-color="transparent" fo:color="#ff0000"/>
    </style:style>
    <style:style style:name="T205" style:family="text">
      <style:text-properties fo:font-size="16.00pt" fo:font-weight="bold" fo:font-family="Arial" style:font-family-asian="Arial" style:font-family-complex="Arial" fo:background-color="transparent" fo:color="#000080"/>
    </style:style>
    <style:style style:name="T206" style:family="text">
      <style:text-properties fo:font-size="12.00pt" fo:font-weight="normal" fo:font-family="Arial" style:font-family-asian="Arial" style:font-family-complex="Arial" fo:background-color="transparent" fo:color="#000080"/>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2.00pt" fo:font-weight="bold" fo:font-family="Arial" style:font-family-asian="Arial" style:font-family-complex="Arial" fo:background-color="transparent" style:use-window-font-color="true"/>
    </style:style>
    <style:style style:name="T20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10" style:family="text">
      <style:text-properties fo:font-size="10.00pt" fo:font-weight="normal" fo:font-family="Arial" style:font-family-asian="Arial" style:font-family-complex="Arial" fo:background-color="transparent" style:use-window-font-color="true"/>
    </style:style>
    <style:style style:name="T21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12" style:family="text">
      <style:text-properties fo:font-size="10.00pt" fo:font-weight="normal" fo:font-family="Arial" style:font-family-asian="Arial" style:font-family-complex="Arial" fo:background-color="transparent" style:use-window-font-color="true"/>
    </style:style>
    <style:style style:name="T213" style:family="text">
      <style:text-properties fo:font-size="10.00pt" fo:font-weight="normal" fo:font-family="Arial" style:font-family-asian="Arial" style:font-family-complex="Arial" fo:background-color="transparent" fo:color="#0000ff"/>
    </style:style>
    <style:style style:name="T214" style:family="text">
      <style:text-properties fo:font-size="10.00pt" fo:font-weight="normal" fo:font-family="Arial" style:font-family-asian="Arial" style:font-family-complex="Arial" fo:background-color="transparent" style:use-window-font-color="true"/>
    </style:style>
    <style:style style:name="T215" style:family="text">
      <style:text-properties fo:font-size="10.00pt" fo:font-weight="normal" fo:font-family="Arial" style:font-family-asian="Arial" style:font-family-complex="Arial" fo:background-color="transparent" fo:color="#0000ff"/>
    </style:style>
    <style:style style:name="T216" style:family="text">
      <style:text-properties fo:font-size="10.00pt" fo:font-weight="normal" fo:font-family="Arial" style:font-family-asian="Arial" style:font-family-complex="Arial" fo:background-color="transparent" style:use-window-font-color="true"/>
    </style:style>
    <style:style style:name="T217" style:family="text">
      <style:text-properties fo:font-size="10.00pt" fo:font-weight="normal" fo:font-family="Arial" style:font-family-asian="Arial" style:font-family-complex="Arial" fo:background-color="transparent" fo:color="#0000ff"/>
    </style:style>
    <style:style style:name="T218" style:family="text">
      <style:text-properties fo:font-size="10.00pt" fo:font-weight="normal" fo:font-family="Arial" style:font-family-asian="Arial" style:font-family-complex="Arial" fo:background-color="transparent" style:use-window-font-color="true"/>
    </style:style>
    <style:style style:name="T219" style:family="text">
      <style:text-properties fo:font-size="10.00pt" fo:font-weight="normal" fo:font-family="Arial" style:font-family-asian="Arial" style:font-family-complex="Arial" fo:background-color="transparent" fo:color="#0000ff"/>
    </style:style>
    <style:style style:name="T220" style:family="text">
      <style:text-properties fo:font-size="10.00pt" fo:font-weight="normal" fo:font-family="Arial" style:font-family-asian="Arial" style:font-family-complex="Arial" fo:background-color="transparent" style:use-window-font-color="true"/>
    </style:style>
    <style:style style:name="T221" style:family="text">
      <style:text-properties fo:font-size="10.00pt" fo:font-weight="normal" fo:font-family="Arial" style:font-family-asian="Arial" style:font-family-complex="Arial" fo:background-color="transparent" fo:color="#0000ff"/>
    </style:style>
    <style:style style:name="T222" style:family="text">
      <style:text-properties fo:font-size="10.00pt" fo:font-weight="normal" fo:font-family="Arial" style:font-family-asian="Arial" style:font-family-complex="Arial"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2.00pt" fo:font-weight="bold" fo:font-family="Arial" style:font-family-asian="Arial" style:font-family-complex="Arial" fo:background-color="transparent" style:use-window-font-color="true"/>
    </style:style>
    <style:style style:name="T22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26" style:family="text">
      <style:text-properties fo:font-size="10.00pt" fo:font-weight="normal" fo:font-family="Arial" style:font-family-asian="Arial" style:font-family-complex="Arial" fo:background-color="transparent" style:use-window-font-color="true"/>
    </style:style>
    <style:style style:name="T22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28" style:family="text">
      <style:text-properties fo:font-size="10.00pt" fo:font-weight="normal" fo:font-family="Arial" style:font-family-asian="Arial" style:font-family-complex="Arial" fo:background-color="transparent" style:use-window-font-color="true"/>
    </style:style>
    <style:style style:name="T229" style:family="text">
      <style:text-properties fo:font-size="10.00pt" fo:font-weight="normal" fo:font-family="Arial" style:font-family-asian="Arial" style:font-family-complex="Arial" fo:background-color="transparent" fo:color="#0000ff"/>
    </style:style>
    <style:style style:name="T230" style:family="text">
      <style:text-properties fo:font-size="10.00pt" fo:font-weight="normal" fo:font-family="Arial" style:font-family-asian="Arial" style:font-family-complex="Arial" fo:background-color="transparent" style:use-window-font-color="true"/>
    </style:style>
    <style:style style:name="T231" style:family="text">
      <style:text-properties fo:font-size="10.00pt" fo:font-weight="normal" fo:font-family="Arial" style:font-family-asian="Arial" style:font-family-complex="Arial" fo:background-color="transparent" fo:color="#0000ff"/>
    </style:style>
    <style:style style:name="T232" style:family="text">
      <style:text-properties fo:font-size="10.00pt" fo:font-weight="normal" fo:font-family="Arial" style:font-family-asian="Arial" style:font-family-complex="Arial"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2.00pt" fo:font-weight="bold" fo:font-family="Arial" style:font-family-asian="Arial" style:font-family-complex="Arial" fo:background-color="transparent" style:use-window-font-color="true"/>
    </style:style>
    <style:style style:name="T23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36" style:family="text">
      <style:text-properties fo:font-size="10.00pt" fo:font-weight="normal" fo:font-family="Arial" style:font-family-asian="Arial" style:font-family-complex="Arial" fo:background-color="transparent" style:use-window-font-color="true"/>
    </style:style>
    <style:style style:name="T23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38" style:family="text">
      <style:text-properties fo:font-size="10.00pt" fo:font-weight="normal" fo:font-family="Arial" style:font-family-asian="Arial" style:font-family-complex="Arial" fo:background-color="transparent" style:use-window-font-color="true"/>
    </style:style>
    <style:style style:name="T239" style:family="text">
      <style:text-properties fo:font-size="10.00pt" fo:font-weight="normal" fo:font-family="Arial" style:font-family-asian="Arial" style:font-family-complex="Arial" fo:background-color="transparent" fo:color="#0000ff"/>
    </style:style>
    <style:style style:name="T240" style:family="text">
      <style:text-properties fo:font-size="10.00pt" fo:font-weight="normal" fo:font-family="Arial" style:font-family-asian="Arial" style:font-family-complex="Arial" fo:background-color="transparent" style:use-window-font-color="true"/>
    </style:style>
    <style:style style:name="T241" style:family="text">
      <style:text-properties fo:font-size="10.00pt" fo:font-weight="normal" fo:font-family="Arial" style:font-family-asian="Arial" style:font-family-complex="Arial" fo:background-color="transparent" fo:color="#0000ff"/>
    </style:style>
    <style:style style:name="T242" style:family="text">
      <style:text-properties fo:font-size="10.00pt" fo:font-weight="normal" fo:font-family="Arial" style:font-family-asian="Arial" style:font-family-complex="Arial"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fo:margin-top="114.00pt" fo:margin-bottom="12.00pt"/>
    </style:style>
    <style:style style:name="P3" style:family="paragraph">
      <style:paragraph-properties fo:line-height="100.00%" fo:text-align="center" fo:margin-bottom="12.00pt"/>
    </style:style>
    <style:style style:name="P4" style:family="paragraph">
      <style:paragraph-properties fo:line-height="100.00%" fo:text-align="left" fo:margin-bottom="6.00pt"/>
    </style:style>
    <style:style style:name="P5"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6" style:family="paragraph">
      <style:paragraph-properties fo:line-height="100.00%" fo:text-align="left"/>
    </style:style>
    <style:style style:name="P7" style:family="paragraph">
      <style:paragraph-properties fo:line-height="100.00%" fo:text-align="left">
        <style:tab-stops>
          <style:tab-stop style:position="255.75pt" style:type="right"/>
        </style:tab-stops>
      </style:paragraph-properties>
    </style:style>
    <style:style style:name="P8"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9"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2"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3" style:family="paragraph">
      <style:paragraph-properties fo:line-height="100.00%" fo:text-align="left"/>
    </style:style>
    <style:style style:name="P14" style:family="paragraph">
      <style:paragraph-properties fo:line-height="100.00%" fo:text-align="left">
        <style:tab-stops>
          <style:tab-stop style:position="255.75pt" style:type="right"/>
        </style:tab-stops>
      </style:paragraph-properties>
    </style:style>
    <style:style style:name="P15"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6"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19"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22"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25" style:family="paragraph">
      <style:paragraph-properties fo:line-height="100.00%" fo:text-align="center"/>
    </style:style>
    <style:style style:name="P26" style:family="paragraph">
      <style:paragraph-properties fo:line-height="100.00%" fo:text-align="left"/>
    </style:style>
    <style:style style:name="P27"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28"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29" style:family="paragraph">
      <style:paragraph-properties fo:line-height="100.00%" fo:text-align="center"/>
    </style:style>
    <style:style style:name="P30" style:family="paragraph">
      <style:paragraph-properties fo:line-height="100.00%" fo:text-align="left"/>
    </style:style>
    <style:style style:name="P31"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32" style:family="paragraph">
      <style:paragraph-properties fo:line-height="100.00%" fo:text-align="center"/>
    </style:style>
    <style:style style:name="P33" style:family="paragraph">
      <style:paragraph-properties fo:line-height="100.00%" fo:text-align="left"/>
    </style:style>
    <style:style style:name="P34" style:family="paragraph">
      <style:paragraph-properties fo:line-height="100.00%" fo:text-align="left" fo:margin-left="2.90pt" fo:text-indent="-2.90pt">
        <style:tab-stops>
          <style:tab-stop style:position="16.60pt"/>
          <style:tab-stop style:position="3286.75pt" style:type="center"/>
        </style:tab-stops>
      </style:paragraph-properties>
    </style:style>
    <style:style style:name="P35" style:family="paragraph">
      <style:paragraph-properties fo:line-height="100.00%" fo:text-align="left"/>
    </style:style>
    <style:style style:name="P36"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37" style:family="paragraph">
      <style:paragraph-properties fo:line-height="100.00%" fo:text-align="left"/>
    </style:style>
    <style:style style:name="P38"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39" style:family="paragraph">
      <style:paragraph-properties fo:line-height="100.00%" fo:text-align="left"/>
    </style:style>
    <style:style style:name="P40" style:family="paragraph">
      <style:paragraph-properties fo:line-height="100.00%" fo:text-align="left" fo:margin-left="2.90pt" fo:text-indent="-2.90pt">
        <style:tab-stops>
          <style:tab-stop style:position="115.20pt"/>
          <style:tab-stop style:position="3286.75pt" style:type="center"/>
        </style:tab-stops>
      </style:paragraph-properties>
    </style:style>
    <style:style style:name="P41" style:family="paragraph">
      <style:paragraph-properties fo:line-height="100.00%" fo:text-align="left" fo:margin-bottom="6.00pt"/>
    </style:style>
    <style:style style:name="P42" style:family="paragraph">
      <style:paragraph-properties fo:line-height="100.00%" fo:text-align="left" fo:margin-top="11.90pt" fo:margin-bottom="11.90pt"/>
    </style:style>
    <style:style style:name="P43"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4" style:family="paragraph">
      <style:paragraph-properties fo:line-height="100.00%" fo:text-align="left"/>
    </style:style>
    <style:style style:name="P45"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6"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7" style:family="paragraph">
      <style:paragraph-properties fo:line-height="100.00%" fo:text-align="left"/>
    </style:style>
    <style:style style:name="P48"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49" style:family="paragraph">
      <style:paragraph-properties fo:line-height="100.00%" fo:text-align="left" fo:margin-top="11.90pt" fo:margin-bottom="11.90pt"/>
    </style:style>
    <style:style style:name="P50" style:family="paragraph">
      <style:paragraph-properties fo:line-height="100.00%" fo:text-align="left" fo:margin-left="2.90pt" fo:text-indent="-2.90pt">
        <style:tab-stops>
          <style:tab-stop style:position="126.90pt"/>
          <style:tab-stop style:position="3286.75pt" style:type="center"/>
          <style:tab-stop style:position="421118.75pt" style:type="right"/>
          <style:tab-stop style:position="22.70pt"/>
          <style:tab-stop style:position="62.50pt"/>
        </style:tab-stops>
      </style:paragraph-properties>
    </style:style>
    <style:style style:name="P51" style:family="paragraph">
      <style:paragraph-properties fo:line-height="100.00%" fo:text-align="left" fo:margin-left="2.90pt" fo:text-indent="-2.90pt">
        <style:tab-stops>
          <style:tab-stop style:position="126.90pt"/>
        </style:tab-stops>
      </style:paragraph-properties>
    </style:style>
    <style:style style:name="P52" style:family="paragraph">
      <style:paragraph-properties fo:line-height="100.00%" fo:text-align="center"/>
    </style:style>
    <style:style style:name="P53" style:family="paragraph">
      <style:paragraph-properties fo:line-height="100.00%" fo:text-align="left" fo:margin-left="2.90pt" fo:text-indent="-2.90pt">
        <style:tab-stops>
          <style:tab-stop style:position="126.90pt"/>
        </style:tab-stops>
      </style:paragraph-properties>
    </style:style>
    <style:style style:name="P54" style:family="paragraph">
      <style:paragraph-properties fo:line-height="100.00%" fo:text-align="left" fo:margin-left="2.90pt" fo:text-indent="-2.90pt">
        <style:tab-stops>
          <style:tab-stop style:position="21.15pt"/>
          <style:tab-stop style:position="3286.75pt" style:type="center"/>
          <style:tab-stop style:position="54117.15pt" style:char="." style:type="char"/>
        </style:tab-stops>
      </style:paragraph-properties>
    </style:style>
    <style:style style:name="P55" style:family="paragraph">
      <style:paragraph-properties fo:line-height="100.00%" fo:text-align="center"/>
    </style:style>
    <style:style style:name="P56" style:family="paragraph">
      <style:paragraph-properties fo:line-height="100.00%" fo:text-align="left" fo:margin-left="2.90pt" fo:text-indent="-2.90pt">
        <style:tab-stops>
          <style:tab-stop style:position="21.15pt"/>
          <style:tab-stop style:position="3286.75pt" style:type="center"/>
          <style:tab-stop style:position="54117.15pt" style:char="." style:type="char"/>
        </style:tab-stops>
      </style:paragraph-properties>
    </style:style>
    <style:style style:name="P57" style:family="paragraph">
      <style:paragraph-properties fo:line-height="100.00%" fo:text-align="left"/>
    </style:style>
    <style:style style:name="P58" style:family="paragraph">
      <style:paragraph-properties fo:line-height="100.00%" fo:text-align="center"/>
    </style:style>
    <style:style style:name="P59" style:family="paragraph">
      <style:paragraph-properties fo:line-height="100.00%" fo:text-align="left" fo:margin-left="2.90pt" fo:text-indent="-2.90pt">
        <style:tab-stops>
          <style:tab-stop style:position="126.90pt"/>
          <style:tab-stop style:position="3286.75pt" style:type="center"/>
          <style:tab-stop style:position="421118.75pt" style:type="right"/>
          <style:tab-stop style:position="22.70pt"/>
          <style:tab-stop style:position="62.50pt"/>
        </style:tab-stops>
      </style:paragraph-properties>
    </style:style>
    <style:style style:name="P60"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1" style:family="paragraph">
      <style:paragraph-properties fo:line-height="100.00%" fo:text-align="center"/>
    </style:style>
    <style:style style:name="P62"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3"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4" style:family="paragraph">
      <style:paragraph-properties fo:line-height="100.00%" fo:text-align="center"/>
    </style:style>
    <style:style style:name="P65"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6" style:family="paragraph">
      <style:paragraph-properties fo:line-height="100.00%" fo:text-align="center"/>
    </style:style>
    <style:style style:name="P67" style:family="paragraph">
      <style:paragraph-properties fo:line-height="100.00%" fo:text-align="left" fo:margin-left="2.90pt" fo:text-indent="-2.90pt">
        <style:tab-stops>
          <style:tab-stop style:position="21.15pt"/>
          <style:tab-stop style:position="3286.75pt" style:type="center"/>
          <style:tab-stop style:position="1688.35pt" style:type="right"/>
          <style:tab-stop style:position="-2.90pt"/>
          <style:tab-stop style:position="57.15pt"/>
          <style:tab-stop style:position="3286.75pt" style:type="center"/>
          <style:tab-stop style:position="1688.35pt" style:type="right"/>
        </style:tab-stops>
      </style:paragraph-properties>
    </style:style>
    <style:style style:name="P68" style:family="paragraph">
      <style:paragraph-properties fo:line-height="100.00%" fo:text-align="left" fo:margin-top="11.90pt" fo:margin-bottom="11.90pt"/>
    </style:style>
    <style:style style:name="P69" style:family="paragraph">
      <style:paragraph-properties fo:line-height="100.00%" fo:text-align="left"/>
    </style:style>
    <style:style style:name="P70" style:family="paragraph">
      <style:paragraph-properties fo:line-height="100.00%" fo:text-align="left" fo:margin-left="2.90pt" fo:text-indent="-2.90pt">
        <style:tab-stops>
          <style:tab-stop style:position="54.20pt"/>
          <style:tab-stop style:position="3286.75pt" style:type="center"/>
          <style:tab-stop style:position="54117.15pt" style:char="." style:type="char"/>
          <style:tab-stop style:position="-2.90pt"/>
          <style:tab-stop style:position="63.15pt"/>
        </style:tab-stops>
      </style:paragraph-properties>
    </style:style>
    <style:style style:name="P71" style:family="paragraph">
      <style:paragraph-properties fo:line-height="100.00%" fo:text-align="center"/>
    </style:style>
    <style:style style:name="P72" style:family="paragraph">
      <style:paragraph-properties fo:line-height="100.00%" fo:text-align="left" fo:margin-left="2.90pt" fo:text-indent="-2.90pt">
        <style:tab-stops>
          <style:tab-stop style:position="54.20pt"/>
          <style:tab-stop style:position="3286.75pt" style:type="center"/>
          <style:tab-stop style:position="54117.15pt" style:char="." style:type="char"/>
          <style:tab-stop style:position="-2.90pt"/>
          <style:tab-stop style:position="63.15pt"/>
        </style:tab-stops>
      </style:paragraph-properties>
    </style:style>
    <style:style style:name="P73" style:family="paragraph">
      <style:paragraph-properties fo:line-height="100.00%" fo:text-align="left" fo:margin-left="2.90pt" fo:text-indent="-2.90pt">
        <style:tab-stops>
          <style:tab-stop style:position="54.20pt"/>
          <style:tab-stop style:position="3286.75pt" style:type="center"/>
          <style:tab-stop style:position="1688.35pt" style:type="right"/>
          <style:tab-stop style:position="-2.90pt"/>
          <style:tab-stop style:position="63.15pt"/>
        </style:tab-stops>
      </style:paragraph-properties>
    </style:style>
    <style:style style:name="P74" style:family="paragraph">
      <style:paragraph-properties fo:line-height="100.00%" fo:text-align="left"/>
    </style:style>
    <style:style style:name="P75" style:family="paragraph">
      <style:paragraph-properties fo:line-height="100.00%" fo:text-align="left" fo:margin-left="2.90pt" fo:text-indent="-2.90pt">
        <style:tab-stops>
          <style:tab-stop style:position="54.20pt"/>
          <style:tab-stop style:position="3286.75pt" style:type="center"/>
          <style:tab-stop style:position="1688.35pt" style:type="right"/>
          <style:tab-stop style:position="-2.90pt"/>
          <style:tab-stop style:position="63.15pt"/>
        </style:tab-stops>
      </style:paragraph-properties>
    </style:style>
    <style:style style:name="P76" style:family="paragraph">
      <style:paragraph-properties fo:line-height="100.00%" fo:text-align="left"/>
    </style:style>
    <style:style style:name="P77" style:family="paragraph">
      <style:paragraph-properties fo:line-height="100.00%" fo:text-align="left" fo:margin-top="12.00pt" fo:margin-bottom="6.00pt"/>
    </style:style>
    <style:style style:name="P78" style:family="paragraph">
      <style:paragraph-properties fo:line-height="100.00%" fo:text-align="left">
        <style:tab-stops>
          <style:tab-stop style:position="453.60pt" style:type="right" style:leader-style="dotted"/>
        </style:tab-stops>
      </style:paragraph-properties>
    </style:style>
    <style:style style:name="P79" style:family="paragraph">
      <style:paragraph-properties fo:line-height="100.00%" fo:text-align="left"/>
    </style:style>
    <style:style style:name="P80" style:family="paragraph">
      <style:paragraph-properties fo:line-height="100.00%" fo:text-align="left" fo:margin-top="12.00pt" fo:margin-bottom="6.00pt"/>
    </style:style>
    <style:style style:name="P81" style:family="paragraph">
      <style:paragraph-properties fo:line-height="100.00%" fo:text-align="left" fo:margin-bottom="6.00pt"/>
    </style:style>
    <style:style style:name="P82" style:family="paragraph">
      <style:paragraph-properties fo:line-height="100.00%" fo:text-align="left" fo:margin-top="12.00pt" fo:margin-bottom="6.00pt"/>
    </style:style>
    <style:style style:name="P83" style:family="paragraph">
      <style:paragraph-properties fo:line-height="100.00%" fo:text-align="left"/>
    </style:style>
    <style:style style:name="P84" style:family="paragraph">
      <style:paragraph-properties fo:line-height="100.00%" fo:text-align="justify" fo:margin-bottom="6.00pt"/>
    </style:style>
    <style:style style:name="P85" style:family="paragraph">
      <style:paragraph-properties fo:line-height="100.00%" fo:text-align="left" fo:margin-top="12.00pt" fo:margin-bottom="6.00pt"/>
    </style:style>
    <text:list-style style:name="L86">
      <text:list-level-style-bullet text:level="1" text:bullet-char="•">
        <style:list-level-properties text:space-before="18.00pt" text:min-label-width="18.00pt"/>
        <style:text-properties fo:font-family="Symbol"/>
      </text:list-level-style-bullet>
    </text:list-style>
    <style:style style:name="P86" style:family="paragraph">
      <style:paragraph-properties fo:line-height="100.00%" fo:text-align="justify" fo:margin-bottom="10.00pt"/>
    </style:style>
    <style:style style:name="P87" style:family="paragraph">
      <style:paragraph-properties fo:line-height="100.00%" fo:text-align="left" fo:margin-top="12.00pt" fo:margin-bottom="6.00pt"/>
    </style:style>
    <text:list-style style:name="L88">
      <text:list-level-style-bullet text:level="1" text:bullet-char="•">
        <style:list-level-properties text:space-before="18.00pt" text:min-label-width="18.00pt"/>
        <style:text-properties fo:font-family="Symbol"/>
      </text:list-level-style-bullet>
    </text:list-style>
    <style:style style:name="P88" style:family="paragraph">
      <style:paragraph-properties fo:line-height="100.00%" fo:text-align="left" fo:margin-top="12.00pt"/>
    </style:style>
    <style:style style:name="P89" style:family="paragraph">
      <style:paragraph-properties fo:line-height="100.00%" fo:text-align="left" fo:margin-top="12.00pt"/>
    </style:style>
    <style:style style:name="P90" style:family="paragraph">
      <style:paragraph-properties fo:line-height="100.00%" fo:text-align="left" fo:margin-top="12.00pt" fo:margin-bottom="6.00pt"/>
    </style:style>
    <text:list-style style:name="L91">
      <text:list-level-style-bullet text:level="1" text:bullet-char="•">
        <style:list-level-properties text:space-before="18.00pt" text:min-label-width="18.00pt"/>
        <style:text-properties fo:font-family="Symbol"/>
      </text:list-level-style-bullet>
    </text:list-style>
    <style:style style:name="P91" style:family="paragraph">
      <style:paragraph-properties fo:line-height="100.00%" fo:text-align="left" fo:margin-top="12.00pt"/>
    </style:style>
    <style:style style:name="P92" style:family="paragraph">
      <style:paragraph-properties fo:line-height="100.00%" fo:text-align="left" fo:margin-top="12.00pt" fo:margin-bottom="6.00pt"/>
    </style:style>
    <text:list-style style:name="L93">
      <text:list-level-style-bullet text:level="1" text:bullet-char="•">
        <style:list-level-properties text:space-before="18.00pt" text:min-label-width="18.00pt"/>
        <style:text-properties fo:font-family="Symbol"/>
      </text:list-level-style-bullet>
    </text:list-style>
    <style:style style:name="P93" style:family="paragraph">
      <style:paragraph-properties fo:line-height="100.00%" fo:text-align="left" fo:margin-top="12.00pt"/>
    </style:style>
    <style:style style:name="P94" style:family="paragraph">
      <style:paragraph-properties fo:line-height="100.00%" fo:text-align="left" fo:margin-top="12.00pt" fo:margin-bottom="6.00pt"/>
    </style:style>
    <style:style style:name="P95" style:family="paragraph">
      <style:paragraph-properties fo:line-height="100.00%" fo:text-align="left"/>
    </style:style>
    <style:style style:name="P96" style:family="paragraph">
      <style:paragraph-properties fo:line-height="100.00%" fo:text-align="left">
        <style:tab-stops>
          <style:tab-stop style:position="28.00pt"/>
          <style:tab-stop style:position="56.00pt"/>
          <style:tab-stop style:position="84.00pt"/>
          <style:tab-stop style:position="112.00pt"/>
          <style:tab-stop style:position="140.00pt"/>
          <style:tab-stop style:position="168.00pt"/>
          <style:tab-stop style:position="196.00pt"/>
          <style:tab-stop style:position="224.00pt"/>
          <style:tab-stop style:position="252.00pt"/>
          <style:tab-stop style:position="280.00pt"/>
          <style:tab-stop style:position="308.00pt"/>
          <style:tab-stop style:position="336.00pt"/>
        </style:tab-stops>
      </style:paragraph-properties>
    </style:style>
    <style:style style:name="P97" style:family="paragraph">
      <style:paragraph-properties fo:line-height="100.00%" fo:text-align="left"/>
    </style:style>
    <style:style style:name="P98" style:family="paragraph">
      <style:paragraph-properties fo:line-height="100.00%" fo:text-align="justify" fo:margin-bottom="6.00pt"/>
    </style:style>
    <text:list-style style:name="L99">
      <text:list-level-style-bullet text:level="1" text:bullet-char="•">
        <style:list-level-properties text:space-before="18.00pt" text:min-label-width="18.00pt"/>
        <style:text-properties fo:font-family="Symbol"/>
      </text:list-level-style-bullet>
    </text:list-style>
    <style:style style:name="P99" style:family="paragraph">
      <style:paragraph-properties fo:line-height="100.00%" fo:text-align="justify" fo:margin-bottom="6.00pt"/>
    </style:style>
    <style:style style:name="P100" style:family="paragraph">
      <style:paragraph-properties fo:line-height="100.00%" fo:text-align="justify" fo:margin-left="18.00pt" fo:text-indent="0.00pt" fo:margin-bottom="6.00pt"/>
    </style:style>
    <style:style style:name="P101" style:family="paragraph">
      <style:paragraph-properties fo:line-height="100.00%" fo:text-align="justify" fo:margin-left="36.00pt" fo:text-indent="0.00pt" fo:margin-bottom="6.00pt"/>
    </style:style>
    <style:style style:name="P102" style:family="paragraph">
      <style:paragraph-properties fo:line-height="100.00%" fo:text-align="justify" fo:margin-left="18.00pt" fo:text-indent="0.00pt" fo:margin-bottom="6.00pt"/>
    </style:style>
    <style:style style:name="P103" style:family="paragraph">
      <style:paragraph-properties fo:line-height="100.00%" fo:text-align="justify" fo:margin-left="36.00pt" fo:text-indent="0.00pt" fo:margin-bottom="6.00pt"/>
    </style:style>
    <style:style style:name="P104" style:family="paragraph">
      <style:paragraph-properties fo:line-height="100.00%" fo:text-align="justify" fo:margin-bottom="6.00pt"/>
    </style:style>
    <style:style style:name="P105" style:family="paragraph">
      <style:paragraph-properties fo:line-height="100.00%" fo:text-align="justify" fo:margin-left="18.00pt" fo:text-indent="0.00pt" fo:margin-bottom="6.00pt"/>
    </style:style>
    <style:style style:name="P106" style:family="paragraph">
      <style:paragraph-properties fo:line-height="100.00%" fo:text-align="justify" fo:margin-left="36.00pt" fo:text-indent="0.00pt" fo:margin-bottom="6.00pt"/>
    </style:style>
    <style:style style:name="P107" style:family="paragraph">
      <style:paragraph-properties fo:line-height="100.00%" fo:text-align="justify" fo:margin-left="18.00pt" fo:text-indent="0.00pt" fo:margin-bottom="6.00pt"/>
    </style:style>
    <style:style style:name="P108" style:family="paragraph">
      <style:paragraph-properties fo:line-height="100.00%" fo:text-align="justify" fo:margin-bottom="6.00pt"/>
    </style:style>
    <style:style style:name="P109" style:family="paragraph">
      <style:paragraph-properties fo:line-height="100.00%" fo:text-align="justify" fo:margin-left="18.00pt" fo:text-indent="0.00pt" fo:margin-bottom="6.00pt"/>
    </style:style>
    <style:style style:name="P110" style:family="paragraph">
      <style:paragraph-properties fo:line-height="100.00%" fo:text-align="justify" fo:margin-bottom="6.00pt"/>
    </style:style>
    <style:style style:name="P111" style:family="paragraph">
      <style:paragraph-properties fo:line-height="100.00%" fo:text-align="left" fo:margin-top="12.00pt" fo:margin-bottom="6.00pt"/>
    </style:style>
    <style:style style:name="P112" style:family="paragraph">
      <style:paragraph-properties fo:line-height="100.00%" fo:text-align="left" fo:margin-bottom="6.00pt"/>
    </style:style>
    <style:style style:name="P113"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14" style:family="paragraph">
      <style:paragraph-properties fo:line-height="100.00%" fo:text-align="center"/>
    </style:style>
    <style:style style:name="P115"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16"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17" style:family="paragraph">
      <style:paragraph-properties fo:line-height="100.00%" fo:text-align="left"/>
    </style:style>
    <style:style style:name="P118" style:family="paragraph">
      <style:paragraph-properties fo:line-height="100.00%" fo:text-align="left" fo:margin-left="2.90pt" fo:text-indent="-2.90pt">
        <style:tab-stops>
          <style:tab-stop style:position="95.50pt"/>
          <style:tab-stop style:position="3286.75pt" style:type="center"/>
        </style:tab-stops>
      </style:paragraph-properties>
    </style:style>
    <style:style style:name="P119" style:family="paragraph">
      <style:paragraph-properties fo:line-height="100.00%" fo:text-align="justify" fo:margin-bottom="6.00pt"/>
    </style:style>
    <style:style style:name="P120" style:family="paragraph">
      <style:paragraph-properties fo:line-height="100.00%" fo:text-align="left" fo:margin-top="12.00pt" fo:margin-bottom="6.00pt"/>
    </style:style>
    <style:style style:name="P121" style:family="paragraph">
      <style:paragraph-properties fo:line-height="100.00%" fo:text-align="left" fo:margin-bottom="6.00pt"/>
    </style:style>
    <style:style style:name="P122" style:family="paragraph">
      <style:paragraph-properties fo:line-height="100.00%" fo:text-align="left" fo:margin-top="12.00pt" fo:margin-bottom="6.00pt"/>
    </style:style>
    <style:style style:name="P123" style:family="paragraph">
      <style:paragraph-properties fo:line-height="100.00%" fo:text-align="left" fo:margin-bottom="6.00pt"/>
    </style:style>
    <style:style style:name="P124" style:family="paragraph">
      <style:paragraph-properties fo:line-height="100.00%" fo:text-align="justify" fo:margin-bottom="6.00pt"/>
    </style:style>
    <style:style style:name="P125" style:family="paragraph">
      <style:paragraph-properties fo:line-height="100.00%" fo:text-align="left"/>
    </style:style>
    <style:style style:name="P126" style:family="paragraph">
      <style:paragraph-properties fo:line-height="100.00%" fo:text-align="justify"/>
    </style:style>
    <style:style style:name="P127" style:family="paragraph">
      <style:paragraph-properties fo:line-height="100.00%" fo:text-align="left"/>
    </style:style>
    <text:list-style style:name="L128">
      <text:list-level-style-bullet text:level="1" text:bullet-char="•">
        <style:list-level-properties text:space-before="18.00pt" text:min-label-width="18.00pt"/>
        <style:text-properties fo:font-family="Symbol"/>
      </text:list-level-style-bullet>
    </text:list-style>
    <style:style style:name="P128" style:family="paragraph">
      <style:paragraph-properties fo:line-height="100.00%" fo:text-align="left"/>
    </style:style>
    <style:style style:name="P129" style:family="paragraph">
      <style:paragraph-properties fo:line-height="100.00%" fo:text-align="left" fo:margin-top="5.65pt"/>
    </style:style>
    <style:style style:name="P130" style:family="paragraph">
      <style:paragraph-properties fo:line-height="100.00%" fo:text-align="left"/>
    </style:style>
    <text:list-style style:name="L131">
      <text:list-level-style-bullet text:level="1" text:bullet-char="•">
        <style:list-level-properties text:space-before="18.00pt" text:min-label-width="18.00pt"/>
        <style:text-properties fo:font-family="Symbol"/>
      </text:list-level-style-bullet>
    </text:list-style>
    <style:style style:name="P131" style:family="paragraph">
      <style:paragraph-properties fo:line-height="100.00%" fo:text-align="left"/>
    </style:style>
    <style:style style:name="P132" style:family="paragraph">
      <style:paragraph-properties fo:line-height="100.00%" fo:text-align="left" fo:margin-top="5.65pt"/>
    </style:style>
    <style:style style:name="P133" style:family="paragraph">
      <style:paragraph-properties fo:line-height="100.00%" fo:text-align="left"/>
    </style:style>
    <text:list-style style:name="L134">
      <text:list-level-style-bullet text:level="1" text:bullet-char="•">
        <style:list-level-properties text:space-before="18.00pt" text:min-label-width="18.00pt"/>
        <style:text-properties fo:font-family="Symbol"/>
      </text:list-level-style-bullet>
    </text:list-style>
    <style:style style:name="P134" style:family="paragraph">
      <style:paragraph-properties fo:line-height="100.00%" fo:text-align="left"/>
    </style:style>
    <style:style style:name="P135" style:family="paragraph">
      <style:paragraph-properties fo:line-height="100.00%" fo:text-align="left" fo:margin-top="5.65pt"/>
    </style:style>
    <style:style style:name="P136" style:family="paragraph">
      <style:paragraph-properties fo:line-height="100.00%" fo:text-align="left"/>
    </style:style>
    <style:style style:name="TableColumn0100" style:family="table-column">
      <style:table-column-properties style:column-width="1.640278in"/>
    </style:style>
    <style:style style:name="TableColumn0101" style:family="table-column">
      <style:table-column-properties style:column-width="3.504861in"/>
    </style:style>
    <style:style style:name="Table01" style:family="table">
      <style:table-properties style:width="5.145139in" fo:margin-left="0.000000in" style:writing-mode="lr" table:align="left" style:may-break-between-rows="false"/>
    </style:style>
    <style:style style:name="TableRow0100" style:family="table-row">
      <style:table-row-properties style:min-row-height="0.141667in"/>
    </style:style>
    <style:style style:name="TableCell01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0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2" style:family="table-row">
      <style:table-row-properties style:min-row-height="0.183333in"/>
    </style:style>
    <style:style style:name="TableCell0102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2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3" style:family="table-row">
      <style:table-row-properties style:min-row-height="0.200000in"/>
    </style:style>
    <style:style style:name="TableCell0103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3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4" style:family="table-row">
      <style:table-row-properties style:min-row-height="0.183333in"/>
    </style:style>
    <style:style style:name="TableCell0104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4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5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6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107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200" style:family="table-column">
      <style:table-column-properties style:column-width="0.270833in"/>
    </style:style>
    <style:style style:name="TableColumn0201" style:family="table-column">
      <style:table-column-properties style:column-width="3.250000in"/>
    </style:style>
    <style:style style:name="Table02" style:family="table">
      <style:table-properties style:width="3.520833in" fo:margin-left="0.000000in" style:writing-mode="lr" table:align="left" style:may-break-between-rows="fals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200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2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202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300" style:family="table-column">
      <style:table-column-properties style:column-width="1.366667in"/>
    </style:style>
    <style:style style:name="TableColumn0301" style:family="table-column">
      <style:table-column-properties style:column-width="4.933333in"/>
    </style:style>
    <style:style style:name="Table03" style:family="table">
      <style:table-properties style:width="6.300000in" fo:margin-left="0.000000in" style:writing-mode="lr" table:align="left" style:may-break-between-rows="fals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300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3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400" style:family="table-column">
      <style:table-column-properties style:column-width="0.334028in"/>
    </style:style>
    <style:style style:name="TableColumn0401" style:family="table-column">
      <style:table-column-properties style:column-width="0.834028in"/>
    </style:style>
    <style:style style:name="TableColumn0402" style:family="table-column">
      <style:table-column-properties style:column-width="0.634722in"/>
    </style:style>
    <style:style style:name="TableColumn0403" style:family="table-column">
      <style:table-column-properties style:column-width="0.908333in"/>
    </style:style>
    <style:style style:name="TableColumn0404" style:family="table-column">
      <style:table-column-properties style:column-width="1.885417in"/>
    </style:style>
    <style:style style:name="TableColumn0405" style:family="table-column">
      <style:table-column-properties style:column-width="0.552778in"/>
    </style:style>
    <style:style style:name="TableColumn0406" style:family="table-column">
      <style:table-column-properties style:column-width="1.150694in"/>
    </style:style>
    <style:style style:name="Table04" style:family="table">
      <style:table-properties style:width="6.300000in" fo:margin-left="0.000000in" style:writing-mode="lr" table:align="left" style:may-break-between-rows="fals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40278in" fo:padding-right="0.040278in" fo:vertical-align="top" fo:background-color="#ffffff"/>
    </style:style>
    <style:style style:name="TableCell040001"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Cell040002"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Cell040003"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40004"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40005"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40006"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Row0401" style:family="table-row">
      <style:table-row-properties style:min-row-height="0.166667in"/>
    </style:style>
    <style:style style:name="TableCell04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2"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3"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4"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5"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106"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402" style:family="table-row">
      <style:table-row-properties/>
    </style:style>
    <style:style style:name="TableCell0402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2"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3"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4"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5"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206"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Row0403" style:family="table-row">
      <style:table-row-properties/>
    </style:style>
    <style:style style:name="TableCell0403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2"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3"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4"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5"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40306"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500" style:family="table-column">
      <style:table-column-properties style:column-width="0.334028in"/>
    </style:style>
    <style:style style:name="TableColumn0501" style:family="table-column">
      <style:table-column-properties style:column-width="0.834028in"/>
    </style:style>
    <style:style style:name="TableColumn0502" style:family="table-column">
      <style:table-column-properties style:column-width="0.634722in"/>
    </style:style>
    <style:style style:name="Table05" style:family="table">
      <style:table-properties style:width="1.802778in" fo:margin-left="0.000000in" style:writing-mode="lr" table:align="left" style:may-break-between-rows="fals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50001"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Cell050002" style:family="table-cell">
      <style:table-cell-properties fo:border-top="0.000000in solid #000000" fo:border-left="0.000000in solid #000000" fo:border-right="0.000000in solid #000000" fo:border-bottom="0.000000in solid #000000" fo:padding-left="0.040278in" fo:padding-right="0.040278in" fo:vertical-align="top" fo:background-color="# 0 0 0"/>
    </style:style>
    <style:style style:name="TableRow0501" style:family="table-row">
      <style:table-row-properties/>
    </style:style>
    <style:style style:name="TableCell0501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50101"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50102"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olumn0600" style:family="table-column">
      <style:table-column-properties style:column-width="0.793056in"/>
    </style:style>
    <style:style style:name="TableColumn0601" style:family="table-column">
      <style:table-column-properties style:column-width="0.917361in"/>
    </style:style>
    <style:style style:name="TableColumn0602" style:family="table-column">
      <style:table-column-properties style:column-width="2.709028in"/>
    </style:style>
    <style:style style:name="TableColumn0603" style:family="table-column">
      <style:table-column-properties style:column-width="0.752083in"/>
    </style:style>
    <style:style style:name="TableColumn0604" style:family="table-column">
      <style:table-column-properties style:column-width="1.129167in"/>
    </style:style>
    <style:style style:name="Table06" style:family="table">
      <style:table-properties style:width="6.300694in" fo:margin-left="0.000000in" style:writing-mode="lr" table:align="left" style:may-break-between-rows="fals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1"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2"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3"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60004"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Row0601" style:family="table-row">
      <style:table-row-properties/>
    </style:style>
    <style:style style:name="TableCell06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2"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3"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60104"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olumn0700" style:family="table-column">
      <style:table-column-properties style:column-width="1.366667in"/>
    </style:style>
    <style:style style:name="TableColumn0701" style:family="table-column">
      <style:table-column-properties style:column-width="4.933333in"/>
    </style:style>
    <style:style style:name="Table07" style:family="table">
      <style:table-properties style:width="6.300000in" fo:margin-left="0.000000in" style:writing-mode="lr" table:align="left" style:may-break-between-rows="false"/>
    </style:style>
    <style:style style:name="TableRow0700" style:family="table-row">
      <style:table-row-properties/>
    </style:style>
    <style:style style:name="TableCell070000"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Cell070001" style:family="table-cell">
      <style:table-cell-properties fo:border-top="0.000694in solid #000000" fo:border-left="0.000694in solid #000000" fo:border-right="0.000694in solid #000000" fo:border-bottom="0.000694in solid #000000" fo:padding-left="0.040278in" fo:padding-right="0.040278in" fo:vertical-align="top" fo:background-color="#cccccc"/>
    </style:style>
    <style:style style:name="TableRow0701" style:family="table-row">
      <style:table-row-properties/>
    </style:style>
    <style:style style:name="TableCell070100"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style:style style:name="TableCell070101" style:family="table-cell">
      <style:table-cell-properties fo:border-top="0.000694in solid #000000" fo:border-left="0.000694in solid #000000" fo:border-right="0.000694in solid #000000" fo:border-bottom="0.000694in solid #000000" fo:padding-left="0.040278in" fo:padding-right="0.040278in" fo:vertical-align="top" fo:background-color="transparent"/>
    </style:style>
  </office:automatic-styles>
  <office:body>
    <office:text>
      <text:p text:style-name="P1"><draw:frame text:anchor-type="as-char" svg:width="156.37mm" svg:height="26.99mm" style:rel-width="scale" style:rel-height="scale"><draw:object-ole xlink:href="OleObj1"/><draw:image xlink:href="ObjectReplacements/OleObj1"/></draw:frame><text:span text:style-name="T1"/></text:p>
      <text:p text:style-name="P2"><text:span text:style-name="T2">- Requirements and Analyses: Project Proposal -</text:span></text:p>
      <text:p text:style-name="P3"><text:span text:style-name="T3">…insert the name of the product instance here…<text:s text:c="2"/></text:span></text:p>
      <text:p text:style-name="P3"><text:span text:style-name="T4">&lt;4D Plattformer&gt;</text:span></text:p>
      <text:p text:style-name="P3"><text:span text:style-name="T5">Version:<text:s/></text:span><text:span text:style-name="T6">0.0.3</text:span></text:p>
      <text:p text:style-name="P4"><text:span text:style-name="T7"/></text:p>
      <text:p text:style-name="P4"><text:span text:style-name="T7"/></text:p>
      <table:table table:style-name="Table01">
        <table:table-column table:style-name="TableColumn0100"/>
        <table:table-column table:style-name="TableColumn0101"/>
        <table:table-row table:style-name="TableRow0100">
          <table:table-cell table:style-name="TableCell010000">
            <text:p text:style-name="P6"><text:span text:style-name="T8">Project name</text:span><text:span text:style-name="T9"/></text:p>
          </table:table-cell>
          <table:table-cell table:style-name="TableCell010001">
            <text:p text:style-name="P7"><text:span text:style-name="T10">&lt;4D Plattformer&gt;</text:span><text:span text:style-name="T11"/></text:p>
          </table:table-cell>
        </table:table-row>
        <table:table-row table:style-name="TableRow0101">
          <table:table-cell table:style-name="TableCell010100">
            <text:p text:style-name="P10"><text:span text:style-name="T12">Project leader</text:span><text:span text:style-name="T13"/></text:p>
          </table:table-cell>
          <table:table-cell table:style-name="TableCell010101">
            <text:p text:style-name="P10"><text:span text:style-name="T14">Arno Blümel</text:span><text:span text:style-name="T15"/></text:p>
          </table:table-cell>
        </table:table-row>
        <table:table-row table:style-name="TableRow0102">
          <table:table-cell table:style-name="TableCell010200">
            <text:p text:style-name="P13"><text:span text:style-name="T16">Responsible</text:span><text:span text:style-name="T17"/></text:p>
          </table:table-cell>
          <table:table-cell table:style-name="TableCell010201">
            <text:p text:style-name="P14"><text:span text:style-name="T18">Stefan Brandmair</text:span><text:span text:style-name="T19"/></text:p>
          </table:table-cell>
        </table:table-row>
        <table:table-row table:style-name="TableRow0103">
          <table:table-cell table:style-name="TableCell010300">
            <text:p text:style-name="P17"><text:span text:style-name="T20">Created on</text:span><text:span text:style-name="T21"/></text:p>
          </table:table-cell>
          <table:table-cell table:style-name="TableCell010301">
            <text:p text:style-name="P17"><text:span text:style-name="T22">21. September 2017</text:span><text:span text:style-name="T23"/></text:p>
          </table:table-cell>
        </table:table-row>
        <table:table-row table:style-name="TableRow0104">
          <table:table-cell table:style-name="TableCell010400">
            <text:p text:style-name="P20"><text:span text:style-name="T24">Last changed</text:span><text:span text:style-name="T25"/></text:p>
          </table:table-cell>
          <table:table-cell table:style-name="TableCell010401">
            <text:p text:style-name="P20"><text:span text:style-name="T26">29. September 2017</text:span><text:span text:style-name="T27"/></text:p>
          </table:table-cell>
        </table:table-row>
        <table:table-row table:style-name="TableRow0105">
          <table:table-cell table:style-name="TableCell010500">
            <text:p text:style-name="P23"><text:span text:style-name="T28">Processing status</text:span><text:span text:style-name="T29"/></text:p>
          </table:table-cell>
          <table:table-cell table:style-name="TableCell010501">
            <table:table table:style-name="Table02">
              <table:table-column table:style-name="TableColumn0200"/>
              <table:table-column table:style-name="TableColumn0201"/>
              <table:table-row table:style-name="TableRow0200">
                <table:table-cell table:style-name="TableCell020000">
                  <text:p text:style-name="P25"><text:span text:style-name="T30">X</text:span><text:span text:style-name="T31"/></text:p>
                </table:table-cell>
                <table:table-cell table:style-name="TableCell020001">
                  <text:p text:style-name="P26"><text:span text:style-name="T32">in process</text:span><text:span text:style-name="T33"/></text:p>
                </table:table-cell>
              </table:table-row>
              <table:table-row table:style-name="TableRow0201">
                <table:table-cell table:style-name="TableCell020100">
                  <text:p text:style-name="P29"><text:span text:style-name="T33"/></text:p>
                </table:table-cell>
                <table:table-cell table:style-name="TableCell020101">
                  <text:p text:style-name="P30"><text:span text:style-name="T34">submitted</text:span><text:span text:style-name="T35"/></text:p>
                </table:table-cell>
              </table:table-row>
              <table:table-row table:style-name="TableRow0202">
                <table:table-cell table:style-name="TableCell020200">
                  <text:p text:style-name="P32"><text:span text:style-name="T35"/></text:p>
                </table:table-cell>
                <table:table-cell table:style-name="TableCell020201">
                  <text:p text:style-name="P33"><text:span text:style-name="T36">completed</text:span><text:span text:style-name="T37"/></text:p>
                </table:table-cell>
              </table:table-row>
            </table:table>
            <text:p text:style-name="P35"><text:span text:style-name="T37"/></text:p>
          </table:table-cell>
        </table:table-row>
        <table:table-row table:style-name="TableRow0106">
          <table:table-cell table:style-name="TableCell010600">
            <text:p text:style-name="P37"><text:span text:style-name="T38">Document file</text:span><text:span text:style-name="T39"/></text:p>
          </table:table-cell>
          <table:table-cell table:style-name="TableCell010601">
            <text:p text:style-name="P37"><text:span text:style-name="T39"/></text:p>
          </table:table-cell>
        </table:table-row>
        <table:table-row table:style-name="TableRow0107">
          <table:table-cell table:style-name="TableCell010700">
            <text:p text:style-name="P39"><text:span text:style-name="T40">V-Modell-XT Version</text:span><text:span text:style-name="T41"/></text:p>
          </table:table-cell>
          <table:table-cell table:style-name="TableCell010701">
            <text:p text:style-name="P39"><text:span text:style-name="T42">1.3</text:span><text:span text:style-name="T43"/></text:p>
          </table:table-cell>
        </table:table-row>
      </table:table>
      <text:p text:style-name="P41"><text:span text:style-name="T43"/></text:p>
      <text:p text:style-name="P42"><text:span text:style-name="T44">Further Product Information</text:span></text:p>
      <table:table table:style-name="Table03">
        <table:table-column table:style-name="TableColumn0300"/>
        <table:table-column table:style-name="TableColumn0301"/>
        <table:table-row table:style-name="TableRow0300">
          <table:table-cell table:style-name="TableCell030000">
            <text:p text:style-name="P44"><text:span text:style-name="T46">Participating</text:span><text:span text:style-name="T47"/></text:p>
          </table:table-cell>
          <table:table-cell table:style-name="TableCell030001">
            <text:p text:style-name="P44"><text:span text:style-name="T47"/></text:p>
          </table:table-cell>
        </table:table-row>
        <table:table-row table:style-name="TableRow0301">
          <table:table-cell table:style-name="TableCell030100">
            <text:p text:style-name="P47"><text:span text:style-name="T48">Creation</text:span><text:span text:style-name="T49"/></text:p>
          </table:table-cell>
          <table:table-cell table:style-name="TableCell030101">
            <text:p text:style-name="P47"><text:span text:style-name="T50">Initial Extern<text:s/></text:span><text:span text:style-name="T51"/></text:p>
          </table:table-cell>
        </table:table-row>
      </table:table>
      <text:p text:style-name="P49"><text:span text:style-name="T52">Change Listing</text:span></text:p>
      <table:table table:style-name="Table04">
        <table:table-column table:style-name="TableColumn0400"/>
        <table:table-column table:style-name="TableColumn0401"/>
        <table:table-column table:style-name="TableColumn0402"/>
        <table:table-column table:style-name="TableColumn0403"/>
        <table:table-column table:style-name="TableColumn0404"/>
        <table:table-column table:style-name="TableColumn0405"/>
        <table:table-column table:style-name="TableColumn0406"/>
        <table:table-row table:style-name="TableRow0400">
          <table:table-cell table:style-name="TableCell040000" table:number-columns-spanned="3">
            <table:table table:style-name="Table05">
              <table:table-column table:style-name="TableColumn0500"/>
              <table:table-column table:style-name="TableColumn0501"/>
              <table:table-column table:style-name="TableColumn0502"/>
              <table:table-row table:style-name="TableRow0500">
                <table:table-cell table:style-name="TableCell050000" table:number-columns-spanned="3">
                  <text:p text:style-name="P52"><text:span text:style-name="T54">Change</text:span><text:span text:style-name="T55"/></text:p>
                </table:table-cell>
                <table:covered-table-cell/>
                <table:covered-table-cell/>
              </table:table-row>
              <table:table-row table:style-name="TableRow0501">
                <table:table-cell table:style-name="TableCell050100">
                  <text:p text:style-name="P55"><text:span text:style-name="T56">No</text:span><text:span text:style-name="T57"/></text:p>
                </table:table-cell>
                <table:table-cell table:style-name="TableCell050101">
                  <text:p text:style-name="P55"><text:span text:style-name="T58">Date</text:span><text:span text:style-name="T59"/></text:p>
                </table:table-cell>
                <table:table-cell table:style-name="TableCell050102">
                  <text:p text:style-name="P55"><text:span text:style-name="T60">Version</text:span><text:span text:style-name="T61"/></text:p>
                </table:table-cell>
              </table:table-row>
            </table:table>
            <text:p text:style-name="P57"><text:span text:style-name="T61"/></text:p>
          </table:table-cell>
          <table:covered-table-cell/>
          <table:covered-table-cell/>
          <table:table-cell table:style-name="TableCell040003">
            <text:p text:style-name="P58"><text:span text:style-name="T62">Changed Chapters</text:span><text:span text:style-name="T63"/></text:p>
          </table:table-cell>
          <table:table-cell table:style-name="TableCell040004">
            <text:p text:style-name="P58"><text:span text:style-name="T64">Description of changes</text:span><text:span text:style-name="T65"/></text:p>
          </table:table-cell>
          <table:table-cell table:style-name="TableCell040005">
            <text:p text:style-name="P58"><text:span text:style-name="T66">Author</text:span><text:span text:style-name="T67"/></text:p>
          </table:table-cell>
          <table:table-cell table:style-name="TableCell040006">
            <text:p text:style-name="P58"><text:span text:style-name="T68">State</text:span><text:span text:style-name="T69"/></text:p>
          </table:table-cell>
        </table:table-row>
        <table:table-row table:style-name="TableRow0401">
          <table:table-cell table:style-name="TableCell040100">
            <text:p text:style-name="P61"><text:span text:style-name="T70">1</text:span><text:span text:style-name="T71"/></text:p>
          </table:table-cell>
          <table:table-cell table:style-name="TableCell040101">
            <text:p text:style-name="P61"><text:span text:style-name="T72">21. 9. 2017</text:span><text:span text:style-name="T73"/></text:p>
          </table:table-cell>
          <table:table-cell table:style-name="TableCell040102">
            <text:p text:style-name="P61"><text:span text:style-name="T74">0.0.1</text:span><text:span text:style-name="T75"/></text:p>
          </table:table-cell>
          <table:table-cell table:style-name="TableCell040103">
            <text:p text:style-name="P61"><text:span text:style-name="T76">all</text:span><text:span text:style-name="T77"/></text:p>
          </table:table-cell>
          <table:table-cell table:style-name="TableCell040104">
            <text:p text:style-name="P61"><text:span text:style-name="T78">Initial product creation</text:span><text:span text:style-name="T79"/></text:p>
          </table:table-cell>
          <table:table-cell table:style-name="TableCell040105">
            <text:p text:style-name="P61"><text:span text:style-name="T79">Both</text:span></text:p>
          </table:table-cell>
          <table:table-cell table:style-name="TableCell040106">
            <text:p text:style-name="P61"><text:span text:style-name="T79"/></text:p>
          </table:table-cell>
        </table:table-row>
        <table:table-row table:style-name="TableRow0402">
          <table:table-cell table:style-name="TableCell040200">
            <text:p text:style-name="P64"><text:span text:style-name="T80">2</text:span></text:p>
          </table:table-cell>
          <table:table-cell table:style-name="TableCell040201">
            <text:p text:style-name="P64"><text:span text:style-name="T81">26. 9. 2017</text:span></text:p>
          </table:table-cell>
          <table:table-cell table:style-name="TableCell040202">
            <text:p text:style-name="P64"><text:span text:style-name="T82">0.0.2</text:span></text:p>
          </table:table-cell>
          <table:table-cell table:style-name="TableCell040203">
            <text:p text:style-name="P64"><text:span text:style-name="T82">3, 4, 5, 6</text:span></text:p>
          </table:table-cell>
          <table:table-cell table:style-name="TableCell040204">
            <text:p text:style-name="P64"><text:span text:style-name="T82">Started writing stuff</text:span></text:p>
          </table:table-cell>
          <table:table-cell table:style-name="TableCell040205">
            <text:p text:style-name="P64"><text:span text:style-name="T83">Both</text:span></text:p>
          </table:table-cell>
          <table:table-cell table:style-name="TableCell040206">
            <text:p text:style-name="P64"><text:span text:style-name="T83"/></text:p>
          </table:table-cell>
        </table:table-row>
        <table:table-row table:style-name="TableRow0403">
          <table:table-cell table:style-name="TableCell040300">
            <text:p text:style-name="P66"><text:span text:style-name="T84">3</text:span></text:p>
          </table:table-cell>
          <table:table-cell table:style-name="TableCell040301">
            <text:p text:style-name="P66"><text:span text:style-name="T85">28. 9. 2017</text:span></text:p>
          </table:table-cell>
          <table:table-cell table:style-name="TableCell040302">
            <text:p text:style-name="P66"><text:span text:style-name="T86">0.0.3</text:span></text:p>
          </table:table-cell>
          <table:table-cell table:style-name="TableCell040303">
            <text:p text:style-name="P66"><text:span text:style-name="T86">6</text:span></text:p>
          </table:table-cell>
          <table:table-cell table:style-name="TableCell040304">
            <text:p text:style-name="P66"><text:span text:style-name="T86">More planning,</text:span></text:p>
          </table:table-cell>
          <table:table-cell table:style-name="TableCell040305">
            <text:p text:style-name="P66"><text:span text:style-name="T87"/></text:p>
          </table:table-cell>
          <table:table-cell table:style-name="TableCell040306">
            <text:p text:style-name="P66"><text:span text:style-name="T87"/></text:p>
          </table:table-cell>
        </table:table-row>
      </table:table>
      <text:p text:style-name="P68"><text:span text:style-name="T88">Test Listing</text:span></text:p>
      <text:p text:style-name="P69"><text:span text:style-name="T89">The following table shows an overview of all tests<text:s/></text:span><text:span text:style-name="T90">–</text:span><text:span text:style-name="T91"><text:s/>both self-tests as well as tests by independent quality assurance<text:s/></text:span><text:span text:style-name="T92">–</text:span><text:span text:style-name="T93"><text:s/>for the present document.</text:span></text:p>
      <text:p text:style-name="P69"><text:span text:style-name="T94"/></text:p>
      <table:table table:style-name="Table06">
        <table:table-column table:style-name="TableColumn0600"/>
        <table:table-column table:style-name="TableColumn0601"/>
        <table:table-column table:style-name="TableColumn0602"/>
        <table:table-column table:style-name="TableColumn0603"/>
        <table:table-column table:style-name="TableColumn0604"/>
        <table:table-row table:style-name="TableRow0600">
          <table:table-cell table:style-name="TableCell060000">
            <text:p text:style-name="P71"><text:span text:style-name="T95">Date</text:span><text:span text:style-name="T96"/></text:p>
          </table:table-cell>
          <table:table-cell table:style-name="TableCell060001">
            <text:p text:style-name="P71"><text:span text:style-name="T97">Tested Version</text:span><text:span text:style-name="T98"/></text:p>
          </table:table-cell>
          <table:table-cell table:style-name="TableCell060002">
            <text:p text:style-name="P71"><text:span text:style-name="T99">Notes</text:span><text:span text:style-name="T100"/></text:p>
          </table:table-cell>
          <table:table-cell table:style-name="TableCell060003">
            <text:p text:style-name="P71"><text:span text:style-name="T101">Inspector</text:span><text:span text:style-name="T102"/></text:p>
          </table:table-cell>
          <table:table-cell table:style-name="TableCell060004">
            <text:p text:style-name="P71"><text:span text:style-name="T103">New Product Status</text:span><text:span text:style-name="T104"/></text:p>
          </table:table-cell>
        </table:table-row>
        <table:table-row table:style-name="TableRow0601">
          <table:table-cell table:style-name="TableCell060100">
            <text:p text:style-name="P74"><text:span text:style-name="T104"/></text:p>
          </table:table-cell>
          <table:table-cell table:style-name="TableCell060101">
            <text:p text:style-name="P74"><text:span text:style-name="T104"/></text:p>
          </table:table-cell>
          <table:table-cell table:style-name="TableCell060102">
            <text:p text:style-name="P74"><text:span text:style-name="T104"/></text:p>
          </table:table-cell>
          <table:table-cell table:style-name="TableCell060103">
            <text:p text:style-name="P74"><text:span text:style-name="T104"/></text:p>
          </table:table-cell>
          <table:table-cell table:style-name="TableCell060104">
            <text:p text:style-name="P74"><text:span text:style-name="T104"/></text:p>
          </table:table-cell>
        </table:table-row>
      </table:table>
      <text:p text:style-name="P76"><text:span text:style-name="T104"/></text:p>
      <text:p text:style-name="P77"><text:span text:style-name="T105">Content</text:span></text:p>
      <text:p text:style-name="P78"><text:span text:style-name="T106">1 Introduction<text:tab/>4</text:span></text:p>
      <text:p text:style-name="P78"><text:span text:style-name="T106">2 Initial Situation<text:tab/>5</text:span></text:p>
      <text:p text:style-name="P78"><text:span text:style-name="T106">3 General Conditions and Constraints<text:tab/>6</text:span></text:p>
      <text:p text:style-name="P78"><text:span text:style-name="T106">4 Project Objectives and System Concepts<text:tab/>7</text:span></text:p>
      <text:p text:style-name="P78"><text:span text:style-name="T106">5 Opportunities and Risks<text:tab/>8</text:span></text:p>
      <text:p text:style-name="P78"><text:span text:style-name="T106">6 Planning<text:tab/>9</text:span></text:p>
      <text:p text:style-name="P78"><text:span text:style-name="T106">7 Economic Efficiency<text:tab/>10</text:span></text:p>
      <text:p text:style-name="P78"><text:span text:style-name="T106">8 List of Abbreviations<text:tab/>11</text:span></text:p>
      <text:p text:style-name="P78"><text:span text:style-name="T106">9 List of Literature<text:tab/>12</text:span></text:p>
      <text:p text:style-name="P78"><text:span text:style-name="T106">10 List of Figures<text:tab/>13</text:span></text:p>
      <text:p text:style-name="P79"><text:span text:style-name="T107"/></text:p>
      <text:p text:style-name="P79"><text:span text:style-name="T107"/></text:p>
      <text:p text:style-name="P80"><text:span text:style-name="T108">Introduction</text:span><text:span text:style-name="T109"/></text:p>
      <text:p text:style-name="P81"><text:span text:style-name="T110"/></text:p>
      <text:p text:style-name="P81"><text:span text:style-name="T110"/></text:p>
      <text:p text:style-name="P82"><text:span text:style-name="T111">Initial Situation</text:span><text:span text:style-name="T112"/></text:p>
      <text:p text:style-name="P83"><text:span text:style-name="T113">The initial situation presents the assessment of the actual situation of an organi- zational unit or the entire organization of an agency or 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 to in- crease the efficiency or reduce costs. This need for action is presented as product 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 project ideas; they will be concretized in a project proposal.</text:span></text:p>
      <text:p text:style-name="P83"><text:span text:style-name="T114"/></text:p>
      <text:p text:style-name="P83"><text:span text:style-name="T115">The basic question could be summarized in German as follows:</text:span></text:p>
      <text:p text:style-name="P83"><text:span text:style-name="T116"/></text:p>
      <text:p text:style-name="P83"><text:span text:style-name="T117">•</text:span><text:span text:style-name="T118"><text:s/>Die Ist-Fähigkeiten der Organisation (was können wir?)</text:span></text:p>
      <text:p text:style-name="P83"><text:span text:style-name="T119">•</text:span><text:span text:style-name="T120"><text:s/>Die Soll-Fähigkeiten der Organisation (was wollen wir können?)</text:span></text:p>
      <text:p text:style-name="P83"><text:span text:style-name="T121">•</text:span><text:span text:style-name="T122"><text:s/>Ein Soll-Ist-Fähigkeitenvergleich (wo liegen die Defizite?)</text:span></text:p>
      <text:p text:style-name="P83"><text:span text:style-name="T123">•</text:span><text:span text:style-name="T124"><text:s/>Ein Fähigkeitsvergleich nach vorgegebenen Bewertungskriterien</text:span></text:p>
      <text:p text:style-name="P83"><text:span text:style-name="T125"/></text:p>
      <text:p text:style-name="P84"><text:span text:style-name="T126">Example:</text:span></text:p>
      <text:p text:style-name="P84"><text:span text:style-name="T127">A doctor in a (primary) school examines the primary school students periodically. (S)he must report the results of this examinations and inform parents about medical defects. Sometimes the doctor has to refer students in problematic health condition to specialists.</text:span></text:p>
      <text:p text:style-name="P84"><text:span text:style-name="T127">The creation of the paperwork is time-consuming since the health data collected during the examinations has to be edited several times (once for the reports, once for the parents information, once for referral, etc. The information retrieval concerning the medical history of students is also time-consuming. The time spent on this work would be better used on direct contact time with students.</text:span></text:p>
      <text:p text:style-name="P84"><text:span text:style-name="T127">The documentation of the examinations can be automated. So the reports and further documents will be generated. The medical history will be persisted automatically.</text:span></text:p>
      <text:p text:style-name="P84"><text:span text:style-name="T128"/></text:p>
      <text:p text:style-name="P84"><text:span text:style-name="T129">[Insert your text here...]</text:span></text:p>
      <text:p text:style-name="P84"><text:span text:style-name="T130"/></text:p>
      <text:p text:style-name="P84"><text:span text:style-name="T130"/></text:p>
      <text:p text:style-name="P85"><text:span text:style-name="T131">General Conditions and Constraints</text:span></text:p>
      <text:list text:style-name="L86">
        <text:list-item>
          <text:p text:style-name="P86"><text:span text:style-name="T132">Cryengine</text:span></text:p>
        </text:list-item>
        <text:list-item>
          <text:p text:style-name="P86"><text:span text:style-name="T132">C#</text:span></text:p>
        </text:list-item>
        <text:list-item>
          <text:p text:style-name="P86"><text:span text:style-name="T132">10 Months</text:span></text:p>
        </text:list-item>
        <text:list-item>
          <text:p text:style-name="P86"><text:span text:style-name="T132">2 Programmers</text:span></text:p>
        </text:list-item>
      </text:list>
      <text:p text:style-name="P87"><text:span text:style-name="T133">Project Objectives and System Concepts</text:span></text:p>
      <text:list text:style-name="L88">
        <text:list-item>
          <text:p text:style-name="P88"><text:span text:style-name="T134">Get a good grade</text:span></text:p>
        </text:list-item>
        <text:list-item>
          <text:p text:style-name="P88"><text:span text:style-name="T134">Learn a lot of new stuff (or at least something)</text:span></text:p>
        </text:list-item>
        <text:list-item>
          <text:p text:style-name="P88"><text:span text:style-name="T134">Make a cool videogame:</text:span></text:p>
        </text:list-item>
        <text:list-item>
          <text:p text:style-name="P88"><text:span text:style-name="T134">3D</text:span></text:p>
        </text:list-item>
        <text:list-item>
          <text:p text:style-name="P88"><text:span text:style-name="T134">Platformer</text:span></text:p>
        </text:list-item>
        <text:list-item>
          <text:p text:style-name="P88"><text:span text:style-name="T134">Levels</text:span></text:p>
        </text:list-item>
        <text:list-item>
          <text:p text:style-name="P88"><text:span text:style-name="T134">Time scrolling (using the scroll wheel to change time)</text:span></text:p>
        </text:list-item>
        <text:list-item>
          <text:p text:style-name="P88"><text:span text:style-name="T134">Setting: FPS (Fancy prehistoric stuff), Caves, Temple/Labyrinth, Mine, Fancy High Tech Future Stuff</text:span></text:p>
        </text:list-item>
        <text:list-item>
          <text:p text:style-name="P88"><text:span text:style-name="T134">Inspirations: Banjo Kazooie, Super Mario 64 (not the camera), Tomb Raider Caves and Ruins (</text:span><text:a xlink:href="https://www.primagames.com/media/images/news/Rise-of-the-tomb-raider.jpg"><text:span text:style-name="T135">https://www.primagames.com/media/images/news/Rise-of-the-tomb-raider.jpg</text:span></text:a><text:span text:style-name="T136">), any puzzle game, Percy Jackson's Labyrinth (the world ain't friendly nor does it make any sense)</text:span></text:p>
        </text:list-item>
        <text:list-item>
          <text:p text:style-name="P89"><text:span text:style-name="T136">Example level idea: Temple:<text:line-break/>Entrance<text:s/></text:span><text:span text:style-name="T137">--&gt; <text:line-break/></text:span><text:span text:style-name="T138">Reasonably open with the goal/correct direction clearly visible BUT unreachable without getting killed<text:s/></text:span><text:span text:style-name="T139">--&gt; <text:line-break/></text:span><text:span text:style-name="T140">Change time<text:s/></text:span><text:span text:style-name="T141">--&gt; <text:line-break/></text:span><text:span text:style-name="T142">Ba</text:span><text:span text:style-name="T143">sic structure remains the same, same temple but older<text:s/></text:span><text:span text:style-name="T144">--&gt;<text:line-break/></text:span><text:span text:style-name="T145">Woohoo, the traps are disabled<text:s/></text:span><text:span text:style-name="T146">--&gt; <text:line-break/></text:span><text:span text:style-name="T147">Goal/Exit</text:span><text:span text:style-name="T148"/></text:p>
        </text:list-item>
      </text:list>
      <text:p text:style-name="P90"><text:span text:style-name="T149">Opportunities and Risks</text:span></text:p>
      <text:p text:style-name="P90"><text:span text:style-name="T150">Opportunities:</text:span></text:p>
      <text:list text:style-name="L91">
        <text:list-item>
          <text:p text:style-name="P91"><text:span text:style-name="T151">Learning new stuff</text:span></text:p>
        </text:list-item>
        <text:list-item>
          <text:p text:style-name="P91"><text:span text:style-name="T151">Getting a good grade</text:span></text:p>
        </text:list-item>
        <text:list-item>
          <text:p text:style-name="P91"><text:span text:style-name="T151">Creating a game that is playable and that we like</text:span></text:p>
        </text:list-item>
      </text:list>
      <text:p text:style-name="P92"><text:span text:style-name="T152">Risks:</text:span></text:p>
      <text:list text:style-name="L93">
        <text:list-item>
          <text:p text:style-name="P93"><text:span text:style-name="T153">Not achieving any of the stuff above</text:span></text:p>
        </text:list-item>
        <text:list-item>
          <text:p text:style-name="P93"><text:span text:style-name="T153">Having wasted a lot of time</text:span></text:p>
        </text:list-item>
        <text:list-item>
          <text:p text:style-name="P93"><text:span text:style-name="T153">Creating a game that is so good that it blows everybody's minds</text:span></text:p>
        </text:list-item>
      </text:list>
      <text:p text:style-name="P94"><text:span text:style-name="T154">Planning</text:span></text:p>
      <text:p text:style-name="P95"><text:span text:style-name="T155">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span></text:p>
      <text:p text:style-name="P96"><text:span text:style-name="T155">The following parts must be included:</text:span></text:p>
      <text:p text:style-name="P96"><text:span text:style-name="T156">•</text:span><text:span text:style-name="T157"><text:s/>List of major project milestones.</text:span></text:p>
      <text:p text:style-name="P96"><text:span text:style-name="T158">•</text:span><text:span text:style-name="T159"><text:s/>Assign project lead and other outstanding roles to team members.</text:span></text:p>
      <text:p text:style-name="P96"><text:span text:style-name="T160">•</text:span><text:span text:style-name="T161"><text:s/>Give a rough estimate how many resources you need (human resources, licenses, servers, etc.)</text:span></text:p>
      <text:p text:style-name="P96"><text:span text:style-name="T162">Answer the following questions when preparing this section:</text:span></text:p>
      <text:p text:style-name="P96"><text:span text:style-name="T163">•</text:span><text:span text:style-name="T164"><text:s/>When will the project end?</text:span></text:p>
      <text:p text:style-name="P96"><text:span text:style-name="T165">•</text:span><text:span text:style-name="T166"><text:s/>When will the project start?</text:span></text:p>
      <text:p text:style-name="P96"><text:span text:style-name="T167">•</text:span><text:span text:style-name="T168"><text:s/>When will be a first prototype available?</text:span></text:p>
      <text:p text:style-name="P96"><text:span text:style-name="T169">•</text:span><text:span text:style-name="T170"><text:s/>When does implementation work start?</text:span></text:p>
      <text:p text:style-name="P97"><text:span text:style-name="T171">•</text:span><text:span text:style-name="T172"><text:s/>What are the big blocks of work to be done?</text:span></text:p>
      <text:p text:style-name="P97"><text:span text:style-name="T173">•</text:span><text:span text:style-name="T174"><text:s/>Is this work doable in the given period of time?</text:span></text:p>
      <text:p text:style-name="P97"><text:span text:style-name="T175">•</text:span><text:span text:style-name="T176"><text:s/>Do we need any other stuff to make our work (licenses, servers, ...)?</text:span></text:p>
      <text:p text:style-name="P98"><text:span text:style-name="T177"/></text:p>
      <text:list text:style-name="L99">
        <text:list-item>
          <text:p text:style-name="P99"><text:span text:style-name="T178">Soon</text:span><text:span text:style-name="T179">©TM®</text:span></text:p>
        </text:list-item>
        <text:list-item>
          <text:p text:style-name="P99"><text:span text:style-name="T180">Start: This month/early next month</text:span></text:p>
        </text:list-item>
        <text:list-item>
          <text:p text:style-name="P99"><text:span text:style-name="T180">End:<text:s/></text:span><text:span text:style-name="T181">After we found enough enderpearls &amp; killed enough blazes</text:span><text:span text:style-name="T182"><text:s/>At the end of the school year (June)</text:span></text:p>
        </text:list-item>
        <text:list-item>
          <text:p text:style-name="P99"><text:span text:style-name="T182">First prototype: </text:span></text:p>
        </text:list-item>
        <text:list-item>
          <text:p text:style-name="P100"><text:span text:style-name="T182">When: December</text:span></text:p>
        </text:list-item>
        <text:list-item>
          <text:p text:style-name="P100"><text:span text:style-name="T182">What: </text:span></text:p>
        </text:list-item>
        <text:list-item>
          <text:p text:style-name="P101"><text:span text:style-name="T182">Controlling the character</text:span></text:p>
        </text:list-item>
        <text:list-item>
          <text:p text:style-name="P101"><text:span text:style-name="T182">Camera</text:span></text:p>
        </text:list-item>
        <text:list-item>
          <text:p text:style-name="P101"><text:span text:style-name="T182">1 Level</text:span></text:p>
        </text:list-item>
        <text:list-item>
          <text:p text:style-name="P101"><text:span text:style-name="T182">Time scrolling</text:span></text:p>
        </text:list-item>
        <text:list-item>
          <text:p text:style-name="P102"><text:span text:style-name="T182">Excludes:</text:span></text:p>
        </text:list-item>
        <text:list-item>
          <text:p text:style-name="P103"><text:span text:style-name="T182">All textures and the good looking stuff</text:span></text:p>
        </text:list-item>
        <text:list-item>
          <text:p text:style-name="P103"><text:span text:style-name="T182">All the other levels</text:span></text:p>
        </text:list-item>
        <text:list-item>
          <text:p text:style-name="P103"><text:span text:style-name="T182">Story</text:span></text:p>
        </text:list-item>
        <text:list-item>
          <text:p text:style-name="P103"><text:span text:style-name="T182">Further time scrolling features<text:tab/><text:tab/></text:span></text:p>
        </text:list-item>
        <text:list-item>
          <text:p text:style-name="P104"><text:span text:style-name="T182">Big blocks of work to be done (Sorted by priority)</text:span></text:p>
        </text:list-item>
        <text:list-item>
          <text:p text:style-name="P105"><text:span text:style-name="T182">Getting the basic stuff set up </text:span></text:p>
        </text:list-item>
        <text:list-item>
          <text:p text:style-name="P106"><text:span text:style-name="T182">CryEngine Project</text:span></text:p>
        </text:list-item>
        <text:list-item>
          <text:p text:style-name="P106"><text:span text:style-name="T182">Development Environment</text:span></text:p>
        </text:list-item>
        <text:list-item>
          <text:p text:style-name="P106"><text:span text:style-name="T182">GitLab</text:span></text:p>
        </text:list-item>
        <text:list-item>
          <text:p text:style-name="P106"><text:span text:style-name="T182">Unit Tests?</text:span></text:p>
        </text:list-item>
        <text:list-item>
          <text:p text:style-name="P106"><text:span text:style-name="T182">Communication Channel: Slack</text:span></text:p>
        </text:list-item>
        <text:list-item>
          <text:p text:style-name="P107"><text:span text:style-name="T182">Player Control (First Person and/or Third Person)</text:span></text:p>
        </text:list-item>
        <text:list-item>
          <text:p text:style-name="P107"><text:span text:style-name="T182">Time Scrolling (Large Area and/or single object)</text:span></text:p>
        </text:list-item>
        <text:list-item>
          <text:p text:style-name="P107"><text:span text:style-name="T182">Levels</text:span></text:p>
        </text:list-item>
        <text:list-item>
          <text:p text:style-name="P107"><text:span text:style-name="T182">Level chaining (In which order will the levels be played? Open world? Non-linear?)</text:span></text:p>
        </text:list-item>
        <text:list-item>
          <text:p text:style-name="P107"><text:span text:style-name="T182">Menu, Settings</text:span></text:p>
        </text:list-item>
        <text:list-item>
          <text:p text:style-name="P107"><text:span text:style-name="T182">Decent graphics (Models, shaders, ...)</text:span></text:p>
        </text:list-item>
        <text:list-item>
          <text:p text:style-name="P107"><text:span text:style-name="T182">Story (Introduction,<text:s/></text:span><text:span text:style-name="T183">bare minimum</text:span><text:span text:style-name="T184">)</text:span></text:p>
        </text:list-item>
        <text:list-item>
          <text:p text:style-name="P108"><text:span text:style-name="T184">Optional blocks of work:</text:span></text:p>
        </text:list-item>
        <text:list-item>
          <text:p text:style-name="P109"><text:span text:style-name="T184">Time freezing</text:span></text:p>
        </text:list-item>
        <text:list-item>
          <text:p text:style-name="P109"><text:span text:style-name="T184">Bosses</text:span></text:p>
        </text:list-item>
        <text:list-item>
          <text:p text:style-name="P109"><text:span text:style-name="T184">S</text:span><text:span text:style-name="T185">ensible</text:span><text:span text:style-name="T186"><text:s/>Story (Comedy)</text:span></text:p>
        </text:list-item>
        <text:list-item>
          <text:p text:style-name="P109"><text:span text:style-name="T186">Really good looking graphics (Manga/Anime?)</text:span></text:p>
        </text:list-item>
        <text:list-item>
          <text:p text:style-name="P109"><text:span text:style-name="T186">Different Level Directions: Go into a different direction<text:s/></text:span><text:span text:style-name="T187">--&gt;<text:s/></text:span><text:span text:style-name="T188"><text:line-break/>Level type is different<text:line-break/>e.g. Right: Speed, Parkour<text:s text:c="3"/>Left: Puzzles</text:span></text:p>
        </text:list-item>
        <text:list-item>
          <text:p text:style-name="P109"><text:span text:style-name="T188">The Labyrinth Style Levels Chaining: <text:line-break/>Choose a goal/place where you want to go and start walking: <text:line-break/><text:s text:c="4"/>If you have been there already<text:s/></text:span><text:span text:style-name="T189">--&gt;</text:span><text:span text:style-name="T190"><text:s/>Easy to reach<text:line-break/><text:s text:c="4"/>Otherwise<text:s/></text:span><text:span text:style-name="T191">--&gt;</text:span><text:span text:style-name="T192"><text:s/>A lot of levels (depending on the goal)</text:span></text:p>
        </text:list-item>
        <text:list-item>
          <text:p text:style-name="P109"><text:span text:style-name="T192">Shortcuts (and longcuts?)</text:span></text:p>
        </text:list-item>
        <text:list-item>
          <text:p text:style-name="P109"><text:span text:style-name="T192">More time scrolling features (weather, climate, more different times...)</text:span></text:p>
        </text:list-item>
        <text:list-item>
          <text:p text:style-name="P110"><text:span text:style-name="T192">Doable: Not impossible</text:span></text:p>
        </text:list-item>
      </text:list>
      <text:p text:style-name="P111"><text:span text:style-name="T193">List of Abbreviations</text:span></text:p>
      <text:p text:style-name="P112"><text:span text:style-name="T194"/></text:p>
      <table:table table:style-name="Table07">
        <table:table-column table:style-name="TableColumn0700"/>
        <table:table-column table:style-name="TableColumn0701"/>
        <table:table-row table:style-name="TableRow0700">
          <table:table-cell table:style-name="TableCell070000">
            <text:p text:style-name="P114"><text:span text:style-name="T195">Abbreviation</text:span><text:span text:style-name="T196"/></text:p>
          </table:table-cell>
          <table:table-cell table:style-name="TableCell070001">
            <text:p text:style-name="P114"><text:span text:style-name="T197">Explanation</text:span><text:span text:style-name="T198"/></text:p>
          </table:table-cell>
        </table:table-row>
        <table:table-row table:style-name="TableRow0701">
          <table:table-cell table:style-name="TableCell070100">
            <text:p text:style-name="P117"><text:span text:style-name="T198"/></text:p>
          </table:table-cell>
          <table:table-cell table:style-name="TableCell070101">
            <text:p text:style-name="P117"><text:span text:style-name="T198"/></text:p>
          </table:table-cell>
        </table:table-row>
      </table:table>
      <text:p text:style-name="P119"><text:span text:style-name="T198"/></text:p>
      <text:p text:style-name="P120"><text:span text:style-name="T199">List of Literature</text:span></text:p>
      <text:p text:style-name="P121"><text:span text:style-name="T200"/></text:p>
      <text:p text:style-name="P122"><text:span text:style-name="T201">List of Figures</text:span><text:span text:style-name="T202"/></text:p>
      <text:p text:style-name="P123"><text:span text:style-name="T203"/></text:p>
      <text:p text:style-name="P124"><text:span text:style-name="T203"/></text:p>
      <text:p text:style-name="P124"><text:span text:style-name="T203"/></text:p>
      <text:p text:style-name="P125"><text:span text:style-name="T204">Guidelines for checking the documents</text:span><text:span text:style-name="T205"/></text:p>
      <text:p text:style-name="P126"><text:span text:style-name="T206">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span></text:p>
      <text:p text:style-name="P127"><text:span text:style-name="T207"/></text:p>
      <text:p text:style-name="P127"><text:span text:style-name="T208">Consideration of the Project Proposal </text:span></text:p>
      <text:p text:style-name="P127"><text:span text:style-name="T209">Affected products:</text:span></text:p>
      <text:list text:style-name="L128">
        <text:list-item>
          <text:p text:style-name="P128"><text:span text:style-name="T210">Project Proposal</text:span></text:p>
        </text:list-item>
        <text:list-item>
          <text:p text:style-name="P128"><text:span text:style-name="T210">Project Manuel</text:span></text:p>
        </text:list-item>
        <text:list-item>
          <text:p text:style-name="P128"><text:span text:style-name="T210">Project Plan</text:span></text:p>
        </text:list-item>
      </text:list>
      <text:p text:style-name="P129"><text:span text:style-name="T211">Description:</text:span></text:p>
      <text:p text:style-name="P130"><text:span text:style-name="T212">The information about<text:s/></text:span><text:span text:style-name="T213">»Initial Situation</text:span><text:span text:style-name="T214">, existing framework conditions, project targets, system conception and<text:s/></text:span><text:span text:style-name="T215">»Economic Efficiency</text:span><text:span text:style-name="T216"><text:s/>contained in the<text:s/></text:span><text:span text:style-name="T217">»Project Proposal</text:span><text:span text:style-name="T218"><text:s/>have to be considered in the<text:s/></text:span><text:span text:style-name="T219">»Project Manual</text:span><text:span text:style-name="T220"><text:s/>and in the<text:s/></text:span><text:span text:style-name="T221">»Project Plan</text:span><text:span text:style-name="T222">.</text:span></text:p>
      <text:p text:style-name="P130"><text:span text:style-name="T223"/></text:p>
      <text:p text:style-name="P130"><text:span text:style-name="T224">Preparing the first Project Progress Decision </text:span></text:p>
      <text:p text:style-name="P130"><text:span text:style-name="T225">Affected products:</text:span></text:p>
      <text:list text:style-name="L131">
        <text:list-item>
          <text:p text:style-name="P131"><text:span text:style-name="T226">Project Proposal</text:span></text:p>
        </text:list-item>
        <text:list-item>
          <text:p text:style-name="P131"><text:span text:style-name="T226">Project Progress Decision</text:span></text:p>
        </text:list-item>
      </text:list>
      <text:p text:style-name="P132"><text:span text:style-name="T227">Description:</text:span></text:p>
      <text:p text:style-name="P133"><text:span text:style-name="T228">The project ideas and realization proposals presented in the<text:s/></text:span><text:span text:style-name="T229">»Project Proposal</text:span><text:span text:style-name="T230"><text:s/>have to be weighted in a decision process that is outside of the V-Modell. The decision that is made has to be laid down in a<text:s/></text:span><text:span text:style-name="T231">»Project Progress Decision</text:span><text:span text:style-name="T232">.</text:span></text:p>
      <text:p text:style-name="P133"><text:span text:style-name="T233"/></text:p>
      <text:p text:style-name="P133"><text:span text:style-name="T234">Project Proposal and Requirements Specification </text:span></text:p>
      <text:p text:style-name="P133"><text:span text:style-name="T235">Affected products:</text:span></text:p>
      <text:list text:style-name="L134">
        <text:list-item>
          <text:p text:style-name="P134"><text:span text:style-name="T236">Requirements Specification</text:span></text:p>
        </text:list-item>
        <text:list-item>
          <text:p text:style-name="P134"><text:span text:style-name="T236">Project Proposal</text:span></text:p>
        </text:list-item>
      </text:list>
      <text:p text:style-name="P135"><text:span text:style-name="T237">Description:</text:span></text:p>
      <text:p text:style-name="P136"><text:span text:style-name="T238">In the product<text:s/></text:span><text:span text:style-name="T239">»Requirements Specification</text:span><text:span text:style-name="T240"><text:s/>or Requirements Specification Overall Project, the information from the<text:s/></text:span><text:span text:style-name="T241">»Project Proposal</text:span><text:span text:style-name="T242"><text:s/>concerning framework conditions, system idea and realization plan have to be taken into accoun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